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18" style:family="table-column">
      <style:table-column-properties fo:break-before="auto" style:column-width="2.275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4.096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508cm"/>
    </style:style>
    <style:style style:name="co17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2.302cm"/>
    </style:style>
    <style:style style:name="co27" style:family="table-column">
      <style:table-column-properties fo:break-before="auto" style:column-width="3.307cm"/>
    </style:style>
    <style:style style:name="co28" style:family="table-column">
      <style:table-column-properties fo:break-before="auto" style:column-width="1.323cm"/>
    </style:style>
    <style:style style:name="co29" style:family="table-column">
      <style:table-column-properties fo:break-before="auto" style:column-width="1.958cm"/>
    </style:style>
    <style:style style:name="co30" style:family="table-column">
      <style:table-column-properties fo:break-before="auto" style:column-width="1.085cm"/>
    </style:style>
    <style:style style:name="co31" style:family="table-column">
      <style:table-column-properties fo:break-before="auto" style:column-width="2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24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50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ext-properties fo:color="#333333" style:font-name="Arial" style:font-name-asian="Arial" style:font-name-complex="Ari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2.01pt solid #aaaaaa" fo:border-top="none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1b252e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3" style:family="table-cell" style:parent-style-name="Default" style:data-style-name="N0">
      <style:table-cell-properties fo:background-color="transparent"/>
      <style:text-properties fo:color="#1b252e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1b252e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4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ackground-color="#81d41a" fo:wrap-option="wrap" style:vertical-align="automatic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3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7"/>
        <table:table-column table:style-name="co13" table:default-cell-style-name="ce8"/>
        <table:table-column table:style-name="co13" table:default-cell-style-name="ce18"/>
        <table:table-column table:style-name="co14" table:number-columns-repeated="2" table:default-cell-style-name="ce18"/>
        <table:table-column table:style-name="co15" table:default-cell-style-name="ce18"/>
        <table:table-column table:style-name="co16" table:default-cell-style-name="ce7"/>
        <table:table-column table:style-name="co17" table:default-cell-style-name="ce18"/>
        <table:table-column table:style-name="co25" table:number-columns-repeated="3" table:default-cell-style-name="ce18"/>
        <table:table-column table:style-name="co26" table:default-cell-style-name="ce7"/>
        <table:table-column table:style-name="co15" table:number-columns-repeated="3" table:default-cell-style-name="ce18"/>
        <table:table-column table:style-name="co25" table:default-cell-style-name="ce18"/>
        <table:table-column table:style-name="co27" table:default-cell-style-name="ce7"/>
        <table:table-column table:style-name="co14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18"/>
        <table:table-column table:style-name="co18" table:number-columns-repeated="995" table:default-cell-style-name="ce18"/>
        <table:table-column table:style-name="co19" table:default-cell-style-name="ce18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ORWEGIAN EPIC</text:p>
          </table:table-cell>
          <table:table-cell table:style-name="ce23" office:value-type="string" calcext:value-type="string">
            <text:p>311018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00" calcext:value-type="float">
            <text:p>4100</text:p>
          </table:table-cell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55873" calcext:value-type="float">
            <text:p>155873</text:p>
          </table:table-cell>
          <table:table-cell table:style-name="ce23" office:value-type="float" office:value="146495" calcext:value-type="float">
            <text:p>146495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80400" calcext:value-type="float">
            <text:p>804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0850" calcext:value-type="float">
            <text:p>1085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MSC SEAVIEW</text:p>
          </table:table-cell>
          <table:table-cell table:style-name="ce23" office:value-type="string" calcext:value-type="string">
            <text:p>2487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34" calcext:value-type="float">
            <text:p>4134</text:p>
          </table:table-cell>
          <table:table-cell table:style-name="ce23"/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018" calcext:value-type="float">
            <text:p>2018</text:p>
          </table:table-cell>
          <table:table-cell/>
          <table:table-cell table:style-name="ce46" office:value-type="float" office:value="153516" calcext:value-type="float">
            <text:p>153516</text:p>
          </table:table-cell>
          <table:table-cell table:style-name="ce23" office:value-type="float" office:value="149345" calcext:value-type="float">
            <text:p>14934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46" office:value-type="float" office:value="62400" calcext:value-type="float">
            <text:p>62400</text:p>
          </table:table-cell>
          <table:table-cell table:style-name="ce23" office:value-type="float" office:value="133" calcext:value-type="float">
            <text:p>133</text:p>
          </table:table-cell>
          <table:table-cell/>
          <table:table-cell table:style-name="ce23" office:value-type="float" office:value="11385" calcext:value-type="float">
            <text:p>1138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,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table:style-name="ce13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table:style-name="ce13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,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COSTA SMERALDA</text:p>
          </table:table-cell>
          <table:table-cell table:style-name="ce23" office:value-type="string" calcext:value-type="string">
            <text:p>2473919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224" calcext:value-type="float">
            <text:p>5224</text:p>
          </table:table-cell>
          <table:table-cell table:style-name="ce23"/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83900" calcext:value-type="float">
            <text:p>183900</text:p>
          </table:table-cell>
          <table:table-cell table:number-columns-repeated="4"/>
          <table:table-cell table:style-name="ce46" office:value-type="float" office:value="57200" calcext:value-type="float">
            <text:p>57200</text:p>
          </table:table-cell>
          <table:table-cell table:number-columns-repeated="2"/>
          <table:table-cell table:style-name="ce23" office:value-type="float" office:value="13000" calcext:value-type="float">
            <text:p>13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MSC BELLISSIMA</text:p>
          </table:table-cell>
          <table:table-cell table:style-name="ce23" office:value-type="string" calcext:value-type="string">
            <text:p>2489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888" calcext:value-type="float">
            <text:p>4888</text:p>
          </table:table-cell>
          <table:table-cell table:style-name="ce2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71598" calcext:value-type="float">
            <text:p>171598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38400" calcext:value-type="float">
            <text:p>384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float" office:value="12200" calcext:value-type="float">
            <text:p>12200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4" office:value-type="float" office:value="248325000" calcext:value-type="float">
            <text:p>248325000</text:p>
          </table:table-cell>
          <table:table-cell table:style-name="ce14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table:style-name="ce13"/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,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table:style-name="ce13"/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,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,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5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IDABLU</text:p>
          </table:table-cell>
          <table:table-cell table:style-name="ce23" office:value-type="string" calcext:value-type="string">
            <text:p>247282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7.6" calcext:value-type="float">
            <text:p>37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71304" calcext:value-type="float">
            <text:p>7130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89" calcext:value-type="float">
            <text:p>7889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IDASTELLA</text:p>
          </table:table-cell>
          <table:table-cell table:style-name="ce23" office:value-type="string" calcext:value-type="string">
            <text:p>247322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8.19" calcext:value-type="float">
            <text:p>38,19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7374" calcext:value-type="float">
            <text:p>37374</text:p>
          </table:table-cell>
          <table:table-cell table:style-name="ce46" office:value-type="float" office:value="71304" calcext:value-type="float">
            <text:p>71304</text:p>
          </table:table-cell>
          <table:table-cell table:style-name="ce23" office:value-type="float" office:value="45266" calcext:value-type="float">
            <text:p>4526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33" calcext:value-type="float">
            <text:p>7833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,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table:style-name="ce13"/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,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CIUDAD DE BARCELONA</text:p>
          </table:table-cell>
          <table:table-cell table:style-name="ce23" office:value-type="string" calcext:value-type="string">
            <text:p>225416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450" calcext:value-type="float">
            <text:p>1450</text:p>
          </table:table-cell>
          <table:table-cell table:style-name="ce23"/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26.4" calcext:value-type="float">
            <text:p>26,4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29514" calcext:value-type="float">
            <text:p>29514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46" office:value-type="float" office:value="33600" calcext:value-type="float">
            <text:p>33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11980" calcext:value-type="float">
            <text:p>1198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.5" calcext:value-type="float">
            <text:p>0,5</text:p>
          </table:table-cell>
          <table:table-cell table:formula="of:=IF([.Q48]=0;2;INT([.Q48]/10000))" office:value-type="float" office:value="5" calcext:value-type="float">
            <text:p>5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8.5" calcext:value-type="float">
            <text:p>8,5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.5" calcext:value-type="float">
            <text:p>0,5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8.5" calcext:value-type="float">
            <text:p>8,5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ILVER DAWN</text:p>
          </table:table-cell>
          <table:table-cell table:style-name="ce23" office:value-type="string" calcext:value-type="string">
            <text:p>311001044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96" calcext:value-type="float">
            <text:p>596</text:p>
          </table:table-cell>
          <table:table-cell table:style-name="ce23"/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46" office:value-type="float" office:value="40844" calcext:value-type="float">
            <text:p>40844</text:p>
          </table:table-cell>
          <table:table-cell table:style-name="ce23" office:value-type="float" office:value="14174" calcext:value-type="float">
            <text:p>1417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46" office:value-type="float" office:value="25200" calcext:value-type="float">
            <text:p>25200</text:p>
          </table:table-cell>
          <table:table-cell table:style-name="ce23" office:value-type="float" office:value="149" calcext:value-type="float">
            <text:p>149</text:p>
          </table:table-cell>
          <table:table-cell/>
          <table:table-cell table:style-name="ce23" office:value-type="float" office:value="3390" calcext:value-type="float">
            <text:p>339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CIUDAD DE ALCUDIA</text:p>
          </table:table-cell>
          <table:table-cell table:style-name="ce23" office:value-type="string" calcext:value-type="string">
            <text:p>22450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36" calcext:value-type="float">
            <text:p>136</text:p>
          </table:table-cell>
          <table:table-cell table:style-name="ce2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994" calcext:value-type="float">
            <text:p>1994</text:p>
          </table:table-cell>
          <table:table-cell table:style-name="ce23" office:value-type="float" office:value="26464" calcext:value-type="float">
            <text:p>26464</text:p>
          </table:table-cell>
          <table:table-cell table:style-name="ce46" office:value-type="float" office:value="33588" calcext:value-type="float">
            <text:p>33588</text:p>
          </table:table-cell>
          <table:table-cell table:style-name="ce23" office:value-type="float" office:value="10076" calcext:value-type="float">
            <text:p>10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23040" calcext:value-type="float">
            <text:p>2304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0700" calcext:value-type="float">
            <text:p>107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ECO ADRIATICA</text:p>
          </table:table-cell>
          <table:table-cell table:style-name="ce23" office:value-type="string" calcext:value-type="string">
            <text:p>2473841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table:style-name="ce46" office:value-type="float" office:value="0" calcext:value-type="float">
            <text:p>0</text:p>
          </table:table-cell>
          <table:table-cell table:style-name="ce2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3" office:value-type="float" office:value="18121" calcext:value-type="float">
            <text:p>18121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ECO MEDITERRANEA</text:p>
          </table:table-cell>
          <table:table-cell table:style-name="ce23" office:value-type="string" calcext:value-type="string">
            <text:p>2473839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4575" calcext:value-type="float">
            <text:p>64575</text:p>
          </table:table-cell>
          <table:table-cell table:style-name="ce23" office:value-type="float" office:value="41147" calcext:value-type="float">
            <text:p>4114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3" office:value-type="float" office:value="117" calcext:value-type="float">
            <text:p>117</text:p>
          </table:table-cell>
          <table:table-cell/>
          <table:table-cell table:style-name="ce23" office:value-type="float" office:value="64575" calcext:value-type="float">
            <text:p>64575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CIUDAD DE PALMA</text:p>
          </table:table-cell>
          <table:table-cell table:style-name="ce23" office:value-type="string" calcext:value-type="string">
            <text:p>22458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7" calcext:value-type="float">
            <text:p>2007</text:p>
          </table:table-cell>
          <table:table-cell/>
          <table:table-cell table:style-name="ce46" office:value-type="float" office:value="27105" calcext:value-type="float">
            <text:p>27105</text:p>
          </table:table-cell>
          <table:table-cell table:style-name="ce23" office:value-type="float" office:value="9175" calcext:value-type="float">
            <text:p>917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000" calcext:value-type="float">
            <text:p>7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HEDY LAMARR</text:p>
          </table:table-cell>
          <table:table-cell table:style-name="ce23" office:value-type="string" calcext:value-type="string">
            <text:p>20934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60" calcext:value-type="float">
            <text:p>56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26375" calcext:value-type="float">
            <text:p>26375</text:p>
          </table:table-cell>
          <table:table-cell table:style-name="ce23" office:value-type="float" office:value="8994" calcext:value-type="float">
            <text:p>899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8702" calcext:value-type="float">
            <text:p>870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CIUDAD DE GRANADA</text:p>
          </table:table-cell>
          <table:table-cell table:style-name="ce23" office:value-type="string" calcext:value-type="string">
            <text:p>224600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6" calcext:value-type="float">
            <text:p>356</text:p>
          </table:table-cell>
          <table:table-cell table:style-name="ce23"/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26.2" calcext:value-type="float">
            <text:p>26,2</text:p>
          </table:table-cell>
          <table:table-cell table:style-name="ce23" office:value-type="float" office:value="2001" calcext:value-type="float">
            <text:p>2001</text:p>
          </table:table-cell>
          <table:table-cell/>
          <table:table-cell table:style-name="ce46" office:value-type="float" office:value="26916" calcext:value-type="float">
            <text:p>26916</text:p>
          </table:table-cell>
          <table:table-cell table:style-name="ce23" office:value-type="float" office:value="14608" calcext:value-type="float">
            <text:p>14608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46" office:value-type="float" office:value="28960" calcext:value-type="float">
            <text:p>2896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GNV SPIRIT</text:p>
          </table:table-cell>
          <table:table-cell table:style-name="ce23" office:value-type="string" calcext:value-type="string">
            <text:p>2474381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15" office:value-type="float" office:value="1608" calcext:value-type="float">
            <text:p>1608</text:p>
          </table:table-cell>
          <table:table-cell table:style-name="ce16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20150" calcext:value-type="float">
            <text:p>20150</text:p>
          </table:table-cell>
          <table:table-cell table:style-name="ce46" office:value-type="float" office:value="32728" calcext:value-type="float">
            <text:p>32728</text:p>
          </table:table-cell>
          <table:table-cell table:style-name="ce23" office:value-type="float" office:value="13081" calcext:value-type="float">
            <text:p>13081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46" office:value-type="float" office:value="46080" calcext:value-type="float">
            <text:p>4608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6515" calcext:value-type="float">
            <text:p>6515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5" office:value-type="float" office:value="309242000" calcext:value-type="float">
            <text:p>30924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5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CIUDAD DE MAHON</text:p>
          </table:table-cell>
          <table:table-cell table:style-name="ce23" office:value-type="string" calcext:value-type="string">
            <text:p>2246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966" calcext:value-type="float">
            <text:p>966</text:p>
          </table:table-cell>
          <table:table-cell table:style-name="ce2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24.2" calcext:value-type="float">
            <text:p>24,2</text:p>
          </table:table-cell>
          <table:table-cell table:style-name="ce23" office:value-type="float" office:value="2008" calcext:value-type="float">
            <text:p>2008</text:p>
          </table:table-cell>
          <table:table-cell/>
          <table:table-cell table:style-name="ce46" office:value-type="float" office:value="10333" calcext:value-type="float">
            <text:p>10333</text:p>
          </table:table-cell>
          <table:table-cell table:style-name="ce23" office:value-type="float" office:value="6051" calcext:value-type="float">
            <text:p>6051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23400" calcext:value-type="float">
            <text:p>234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3400" calcext:value-type="float">
            <text:p>34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ELEANOR ROOSEVELT</text:p>
          </table:table-cell>
          <table:table-cell table:style-name="ce23" office:value-type="string" calcext:value-type="string">
            <text:p>21004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196" calcext:value-type="float">
            <text:p>1196</text:p>
          </table:table-cell>
          <table:table-cell table:style-name="ce23"/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3" office:value-type="float" office:value="3678" calcext:value-type="float">
            <text:p>3678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3" office:value-type="string" calcext:value-type="string">
            <text:p>Waterjet</text:p>
          </table:table-cell>
          <table:table-cell table:style-name="ce46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5" office:value-type="float" office:value="224402000" calcext:value-type="float">
            <text:p>22440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0" calcext:value-type="float">
            <text:p>0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0" calcext:value-type="float">
            <text:p>0</text:p>
          </table:table-cell>
          <table:table-cell table:formula="of:=[.W74]*[.X74]+[.Y74]+[.Z74]" office:value-type="float" office:value="0" calcext:value-type="float">
            <text:p>0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style-name="ce28" office:value-type="float" office:value="215001000" calcext:value-type="float">
            <text:p>215001000</text:p>
          </table:table-cell>
          <table:table-cell table:style-name="ce28" office:value-type="float" office:value="9823687" calcext:value-type="float">
            <text:p>9823687</text:p>
          </table:table-cell>
          <table:table-cell office:value-type="string" calcext:value-type="string">
            <text:p>passenger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25401" calcext:value-type="float">
            <text:p>25401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1" calcext:value-type="float">
            <text:p>1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2" calcext:value-type="float">
            <text:p>2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KERRY</text:p>
          </table:table-cell>
          <table:table-cell table:style-name="ce23" office:value-type="string" calcext:value-type="string">
            <text:p>21077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0" calcext:value-type="float">
            <text:p>350</text:p>
          </table:table-cell>
          <table:table-cell table:style-name="ce23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16850" calcext:value-type="float">
            <text:p>16850</text:p>
          </table:table-cell>
          <table:table-cell table:style-name="ce46" office:value-type="float" office:value="24418" calcext:value-type="float">
            <text:p>24418</text:p>
          </table:table-cell>
          <table:table-cell table:style-name="ce23" office:value-type="float" office:value="7868" calcext:value-type="float">
            <text:p>786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18900" calcext:value-type="float">
            <text:p>189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111" calcext:value-type="float">
            <text:p>7111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5" office:value-type="string" calcext:value-type="string">
            <text:p> 248953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H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GNV SEALAND</text:p>
          </table:table-cell>
          <table:table-cell table:style-name="ce23" office:value-type="string" calcext:value-type="string">
            <text:p>247265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758" calcext:value-type="float">
            <text:p>17758</text:p>
          </table:table-cell>
          <table:table-cell table:style-name="ce46" office:value-type="float" office:value="26904" calcext:value-type="float">
            <text:p>26904</text:p>
          </table:table-cell>
          <table:table-cell table:style-name="ce23" office:value-type="float" office:value="8912" calcext:value-type="float">
            <text:p>89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FENICUSA M</text:p>
          </table:table-cell>
          <table:table-cell table:style-name="ce23" office:value-type="string" calcext:value-type="string">
            <text:p>2474322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1.03" calcext:value-type="float">
            <text:p>31,03</text:p>
          </table:table-cell>
          <table:table-cell table:style-name="ce23" office:value-type="float" office:value="2008" calcext:value-type="float">
            <text:p>2008</text:p>
          </table:table-cell>
          <table:table-cell table:style-name="ce23" office:value-type="float" office:value="48984" calcext:value-type="float">
            <text:p>48984</text:p>
          </table:table-cell>
          <table:table-cell table:style-name="ce46" office:value-type="float" office:value="25400" calcext:value-type="float">
            <text:p>25400</text:p>
          </table:table-cell>
          <table:table-cell table:style-name="ce23" office:value-type="float" office:value="9932" calcext:value-type="float">
            <text:p>9932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8561" calcext:value-type="float">
            <text:p>856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40037" calcext:value-type="float">
            <text:p>40037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BBC SEBASTOPOL</text:p>
          </table:table-cell>
          <table:table-cell table:style-name="ce23" office:value-type="string" calcext:value-type="string">
            <text:p>30482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23.06" calcext:value-type="float">
            <text:p>23,06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11324" calcext:value-type="float">
            <text:p>11324</text:p>
          </table:table-cell>
          <table:table-cell table:style-name="ce2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3" office:value-type="float" office:value="12325" calcext:value-type="float">
            <text:p>1232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TINERFE</text:p>
          </table:table-cell>
          <table:table-cell table:style-name="ce23" office:value-type="string" calcext:value-type="string">
            <text:p>2240250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.63" calcext:value-type="float">
            <text:p>22,63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23145" calcext:value-type="float">
            <text:p>23145</text:p>
          </table:table-cell>
          <table:table-cell table:style-name="ce46" office:value-type="float" office:value="11290" calcext:value-type="float">
            <text:p>11290</text:p>
          </table:table-cell>
          <table:table-cell table:style-name="ce23" office:value-type="float" office:value="5263" calcext:value-type="float">
            <text:p>5263</text:p>
          </table:table-cell>
          <table:table-cell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5920" calcext:value-type="float">
            <text:p>5920</text:p>
          </table:table-cell>
          <table:table-cell table:number-columns-repeated="2"/>
          <table:table-cell table:style-name="ce23" office:value-type="float" office:value="17540" calcext:value-type="float">
            <text:p>1754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IMKE</text:p>
          </table:table-cell>
          <table:table-cell table:style-name="ce23" office:value-type="string" calcext:value-type="string">
            <text:p>304513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23.2" calcext:value-type="float">
            <text:p>23,2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1473" calcext:value-type="float">
            <text:p>11473</text:p>
          </table:table-cell>
          <table:table-cell table:style-name="ce23" office:value-type="float" office:value="3834" calcext:value-type="float">
            <text:p>3834</text:p>
          </table:table-cell>
          <table:table-cell/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7200" calcext:value-type="float">
            <text:p>7200</text:p>
          </table:table-cell>
          <table:table-cell table:number-columns-repeated="2"/>
          <table:table-cell table:style-name="ce23" office:value-type="float" office:value="9962" calcext:value-type="float">
            <text:p>99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GUBAL TRADER</text:p>
          </table:table-cell>
          <table:table-cell table:style-name="ce23" office:value-type="string" calcext:value-type="string">
            <text:p>2101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number-columns-repeated="2"/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6.88" calcext:value-type="float">
            <text:p>16,88</text:p>
          </table:table-cell>
          <table:table-cell table:style-name="ce23" office:value-type="float" office:value="1979" calcext:value-type="float">
            <text:p>1979</text:p>
          </table:table-cell>
          <table:table-cell/>
          <table:table-cell table:style-name="ce46" office:value-type="float" office:value="7616" calcext:value-type="float">
            <text:p>7616</text:p>
          </table:table-cell>
          <table:table-cell table:style-name="ce23" office:value-type="float" office:value="2285" calcext:value-type="float">
            <text:p>2285</text:p>
          </table:table-cell>
          <table:table-cell table:number-columns-repeated="3"/>
          <table:table-cell table:style-name="ce46" office:value-type="float" office:value="4678" calcext:value-type="float">
            <text:p>4678</text:p>
          </table:table-cell>
          <table:table-cell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362" calcext:value-type="float">
            <text:p>23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HEERENGRACHT</text:p>
          </table:table-cell>
          <table:table-cell table:style-name="ce23" office:value-type="string" calcext:value-type="string">
            <text:p>24401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1.36" calcext:value-type="float">
            <text:p>21,3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972" calcext:value-type="float">
            <text:p>17972</text:p>
          </table:table-cell>
          <table:table-cell table:style-name="ce46" office:value-type="float" office:value="9611" calcext:value-type="float">
            <text:p>9611</text:p>
          </table:table-cell>
          <table:table-cell table:style-name="ce23" office:value-type="float" office:value="4260" calcext:value-type="float">
            <text:p>426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5400" calcext:value-type="float">
            <text:p>5400</text:p>
          </table:table-cell>
          <table:table-cell table:number-columns-repeated="2"/>
          <table:table-cell table:style-name="ce23" office:value-type="float" office:value="12678" calcext:value-type="float">
            <text:p>1267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TIMBER NAVIGATOR</text:p>
          </table:table-cell>
          <table:table-cell table:style-name="ce23" office:value-type="string" calcext:value-type="string">
            <text:p>244909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5425" calcext:value-type="float">
            <text:p>5425</text:p>
          </table:table-cell>
          <table:table-cell table:style-name="ce23" office:value-type="float" office:value="2949" calcext:value-type="float">
            <text:p>2949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970" calcext:value-type="float">
            <text:p>2970</text:p>
          </table:table-cell>
          <table:table-cell/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8270" calcext:value-type="float">
            <text:p>827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SIRIOS CEMENT V</text:p>
          </table:table-cell>
          <table:table-cell table:style-name="ce23" office:value-type="string" calcext:value-type="string">
            <text:p>212781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4.5" calcext:value-type="float">
            <text:p>14,5</text:p>
          </table:table-cell>
          <table:table-cell table:style-name="ce23" office:value-type="float" office:value="1988" calcext:value-type="float">
            <text:p>1988</text:p>
          </table:table-cell>
          <table:table-cell table:style-name="ce23" office:value-type="float" office:value="4799" calcext:value-type="float">
            <text:p>4799</text:p>
          </table:table-cell>
          <table:table-cell table:style-name="ce46" office:value-type="float" office:value="2453" calcext:value-type="float">
            <text:p>2453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1618" calcext:value-type="float">
            <text:p>1618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3399" calcext:value-type="float">
            <text:p>3399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SOLLER CAT</text:p>
          </table:table-cell>
          <table:table-cell table:style-name="ce23" office:value-type="string" calcext:value-type="string">
            <text:p>22400589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6" calcext:value-type="float">
            <text:p>26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0" calcext:value-type="float">
            <text:p>2010</text:p>
          </table:table-cell>
          <table:table-cell table:number-columns-repeated="10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BLUE DELFIN</text:p>
          </table:table-cell>
          <table:table-cell table:style-name="ce23" office:value-type="string" calcext:value-type="string">
            <text:p>22400217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5" office:value-type="float" office:value="224006050" calcext:value-type="float">
            <text:p>22400605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5" office:value-type="float" office:value="224005920" calcext:value-type="float">
            <text:p>22400592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5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SUPERMAN</text:p>
          </table:table-cell>
          <table:table-cell table:style-name="ce23" office:value-type="string" calcext:value-type="string">
            <text:p>22416683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2" calcext:value-type="float">
            <text:p>2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FLETXA</text:p>
          </table:table-cell>
          <table:table-cell table:style-name="ce23" office:value-type="string" calcext:value-type="string">
            <text:p>22415376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AZAMARA QUEST</text:p>
          </table:table-cell>
          <table:table-cell table:style-name="ce15" office:value-type="string" calcext:value-type="string">
            <text:p> 256216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table:style-name="ce11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table:style-name="ce13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3"/>
          <table:table-cell table:style-name="ce15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5" office:value-type="float" office:value="113" calcext:value-type="float">
            <text:p>113</text:p>
          </table:table-cell>
          <table:table-cell table:style-name="ce16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1" office:value-type="float" office:value="4333" calcext:value-type="float">
            <text:p>4333</text:p>
          </table:table-cell>
          <table:table-cell table:number-columns-repeated="4"/>
          <table:table-cell table:style-name="ce1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5" office:value-type="float" office:value="215325000" calcext:value-type="float">
            <text:p>2153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6334" calcext:value-type="float">
            <text:p>6334</text:p>
          </table:table-cell>
          <table:table-cell table:style-name="ce16"/>
          <table:table-cell office:value-type="float" office:value="332" calcext:value-type="float">
            <text:p>332</text:p>
          </table:table-cell>
          <table:table-cell/>
          <table:table-cell table:style-name="ce15" office:value-type="float" office:value="2019" calcext:value-type="float">
            <text:p>2019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table:style-name="ce1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5" office:value-type="float" office:value="636022736" calcext:value-type="float">
            <text:p>636022736</text:p>
          </table:table-cell>
          <table:table-cell table:style-name="ce15"/>
          <table:table-cell office:value-type="string" calcext:value-type="string">
            <text:p>petrol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3" calcext:value-type="float">
            <text:p>183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38396" calcext:value-type="float">
            <text:p>38396</text:p>
          </table:table-cell>
          <table:table-cell table:number-columns-repeated="4"/>
          <table:table-cell table:style-name="ce1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5" office:value-type="float" office:value="305063000" calcext:value-type="float">
            <text:p>30506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38" calcext:value-type="float">
            <text:p>138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12669" calcext:value-type="float">
            <text:p>12669</text:p>
          </table:table-cell>
          <table:table-cell table:number-columns-repeated="4"/>
          <table:table-cell table:style-name="ce11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5" office:value-type="float" office:value="256147000" calcext:value-type="float">
            <text:p>256147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15" calcext:value-type="float">
            <text:p>15</text:p>
          </table:table-cell>
          <table:table-cell table:style-name="ce16"/>
          <table:table-cell office:value-type="float" office:value="30" calcext:value-type="float">
            <text:p>30</text:p>
          </table:table-cell>
          <table:table-cell table:number-columns-repeated="3"/>
          <table:table-cell table:style-name="ce11" office:value-type="float" office:value="5000" calcext:value-type="float">
            <text:p>5000</text:p>
          </table:table-cell>
          <table:table-cell table:number-columns-repeated="4"/>
          <table:table-cell table:style-name="ce1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5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340" calcext:value-type="float">
            <text:p>2340</text:p>
          </table:table-cell>
          <table:table-cell table:style-name="ce16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2250" calcext:value-type="float">
            <text:p>92250</text:p>
          </table:table-cell>
          <table:table-cell table:number-columns-repeated="4"/>
          <table:table-cell table:style-name="ce11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5" office:value-type="float" office:value="246293000" calcext:value-type="float">
            <text:p>24629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4" calcext:value-type="float">
            <text:p>184</text:p>
          </table:table-cell>
          <table:table-cell/>
          <table:table-cell table:style-name="ce15" office:value-type="float" office:value="2005" calcext:value-type="float">
            <text:p>2005</text:p>
          </table:table-cell>
          <table:table-cell/>
          <table:table-cell table:style-name="ce15" office:value-type="float" office:value="18321" calcext:value-type="float">
            <text:p>18321</text:p>
          </table:table-cell>
          <table:table-cell table:number-columns-repeated="4"/>
          <table:table-cell table:style-name="ce1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5" office:value-type="float" office:value="310384000" calcext:value-type="float">
            <text:p>310384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581" calcext:value-type="float">
            <text:p>2581</text:p>
          </table:table-cell>
          <table:table-cell table:style-name="ce16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5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5" office:value-type="float" office:value="212690000" calcext:value-type="float">
            <text:p>212690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3517" calcext:value-type="float">
            <text:p>3517</text:p>
          </table:table-cell>
          <table:table-cell table:number-columns-repeated="4"/>
          <table:table-cell table:style-name="ce15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EMERALD AZZURRA</text:p>
          </table:table-cell>
          <table:table-cell table:style-name="ce11" office:value-type="float" office:value="311001053" calcext:value-type="float">
            <text:p>31100105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100" calcext:value-type="float">
            <text:p>100</text:p>
          </table:table-cell>
          <table:table-cell table:style-name="ce16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1" office:value-type="float" office:value="5175" calcext:value-type="float">
            <text:p>5175</text:p>
          </table:table-cell>
          <table:table-cell table:number-columns-repeated="4"/>
          <table:table-cell table:style-name="ce11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.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1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9" calcext:value-type="float">
            <text:p>9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5.5" calcext:value-type="float">
            <text:p>15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SC FANTASIA</text:p>
          </table:table-cell>
          <table:table-cell table:style-name="ce15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2" calcext:value-type="float">
            <text:p>2</text:p>
          </table:table-cell>
          <table:table-cell table:formula="of:=INT([.Q203]/10000)" office:value-type="float" office:value="4" calcext:value-type="float">
            <text:p>4</text:p>
          </table:table-cell>
          <table:table-cell table:formula="of:=INT([.F203]/1000)" office:value-type="float" office:value="3" calcext:value-type="float">
            <text:p>3</text:p>
          </table:table-cell>
          <table:table-cell table:formula="of:=INT([.L203]/10000)" office:value-type="float" office:value="13" calcext:value-type="float">
            <text:p>13</text:p>
          </table:table-cell>
          <table:table-cell table:formula="of:=[.W203]*[.X203]+[.Y203]+[.Z203]" office:value-type="float" office:value="24" calcext:value-type="float">
            <text:p>24</text:p>
          </table:table-cell>
          <table:table-cell table:formula="of:=INT([.AA2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5" office:value-type="float" office:value="246132000" calcext:value-type="float">
            <text:p>246132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46" calcext:value-type="float">
            <text:p>46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5" office:value-type="float" office:value="12780" calcext:value-type="float">
            <text:p>12780</text:p>
          </table:table-cell>
          <table:table-cell table:number-columns-repeated="4"/>
          <table:table-cell table:style-name="ce11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1" calcext:value-type="float">
            <text:p>1</text:p>
          </table:table-cell>
          <table:table-cell table:formula="of:=INT([.F204]/1000)" office:value-type="float" office:value="0" calcext:value-type="float">
            <text:p>0</text:p>
          </table:table-cell>
          <table:table-cell table:formula="of:=INT([.L204]/10000)" office:value-type="float" office:value="1" calcext:value-type="float">
            <text:p>1</text:p>
          </table:table-cell>
          <table:table-cell table:formula="of:=[.W204]*[.X204]+[.Y204]+[.Z204]" office:value-type="float" office:value="3" calcext:value-type="float">
            <text:p>3</text:p>
          </table:table-cell>
          <table:table-cell table:formula="of:=INT([.AA20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5" office:value-type="string" calcext:value-type="string">
            <text:p> 311001127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5" calcext:value-type="float">
            <text:p>5</text:p>
          </table:table-cell>
          <table:table-cell table:formula="of:=INT([.F205]/1000)" office:value-type="float" office:value="3" calcext:value-type="float">
            <text:p>3</text:p>
          </table:table-cell>
          <table:table-cell table:formula="of:=INT([.L205]/10000)" office:value-type="float" office:value="14" calcext:value-type="float">
            <text:p>14</text:p>
          </table:table-cell>
          <table:table-cell table:formula="of:=[.W205]*[.X205]+[.Y205]+[.Z205]" office:value-type="float" office:value="27" calcext:value-type="float">
            <text:p>27</text:p>
          </table:table-cell>
          <table:table-cell table:formula="of:=INT([.AA20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5" office:value-type="float" office:value="246591000" calcext:value-type="float">
            <text:p>246591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5" office:value-type="float" office:value="8620" calcext:value-type="float">
            <text:p>8620</text:p>
          </table:table-cell>
          <table:table-cell table:number-columns-repeated="4"/>
          <table:table-cell table:style-name="ce15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0" calcext:value-type="float">
            <text:p>0</text:p>
          </table:table-cell>
          <table:table-cell table:formula="of:=INT([.F206]/1000)" office:value-type="float" office:value="0" calcext:value-type="float">
            <text:p>0</text:p>
          </table:table-cell>
          <table:table-cell table:formula="of:=INT([.L206]/10000)" office:value-type="float" office:value="0" calcext:value-type="float">
            <text:p>0</text:p>
          </table:table-cell>
          <table:table-cell table:formula="of:=[.W206]*[.X206]+[.Y206]+[.Z206]" office:value-type="float" office:value="0" calcext:value-type="float">
            <text:p>0</text:p>
          </table:table-cell>
          <table:table-cell table:formula="of:=INT([.AA2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5" office:value-type="float" office:value="247233800" calcext:value-type="float">
            <text:p>2472338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1" calcext:value-type="float">
            <text:p>1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4" calcext:value-type="float">
            <text:p>4</text:p>
          </table:table-cell>
          <table:table-cell table:formula="of:=[.W207]*[.X207]+[.Y207]+[.Z207]" office:value-type="float" office:value="6" calcext:value-type="float">
            <text:p>6</text:p>
          </table:table-cell>
          <table:table-cell table:formula="of:=INT([.AA2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5" office:value-type="float" office:value="311733000" calcext:value-type="float">
            <text:p>311733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46" calcext:value-type="float">
            <text:p>2446</text:p>
          </table:table-cell>
          <table:table-cell table:style-name="ce16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5" office:value-type="float" office:value="82910" calcext:value-type="float">
            <text:p>82910</text:p>
          </table:table-cell>
          <table:table-cell table:number-columns-repeated="4"/>
          <table:table-cell table:style-name="ce15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7" calcext:value-type="float">
            <text:p>7</text:p>
          </table:table-cell>
          <table:table-cell table:formula="of:=INT([.F208]/1000)" office:value-type="float" office:value="2" calcext:value-type="float">
            <text:p>2</text:p>
          </table:table-cell>
          <table:table-cell table:formula="of:=INT([.L208]/10000)" office:value-type="float" office:value="8" calcext:value-type="float">
            <text:p>8</text:p>
          </table:table-cell>
          <table:table-cell table:formula="of:=[.W208]*[.X208]+[.Y208]+[.Z208]" office:value-type="float" office:value="24" calcext:value-type="float">
            <text:p>24</text:p>
          </table:table-cell>
          <table:table-cell table:formula="of:=INT([.AA20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5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777" calcext:value-type="float">
            <text:p>777</text:p>
          </table:table-cell>
          <table:table-cell table:style-name="ce16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1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1" calcext:value-type="float">
            <text:p>1</text:p>
          </table:table-cell>
          <table:table-cell table:formula="of:=INT([.F209]/1000)" office:value-type="float" office:value="0" calcext:value-type="float">
            <text:p>0</text:p>
          </table:table-cell>
          <table:table-cell table:formula="of:=INT([.L209]/10000)" office:value-type="float" office:value="3" calcext:value-type="float">
            <text:p>3</text:p>
          </table:table-cell>
          <table:table-cell table:formula="of:=[.W209]*[.X209]+[.Y209]+[.Z209]" office:value-type="float" office:value="5" calcext:value-type="float">
            <text:p>5</text:p>
          </table:table-cell>
          <table:table-cell table:formula="of:=INT([.AA2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5" office:value-type="float" office:value="247435900" calcext:value-type="float">
            <text:p>2474359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2" calcext:value-type="float">
            <text:p>2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7" calcext:value-type="float">
            <text:p>7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5" office:value-type="float" office:value="224225000" calcext:value-type="float">
            <text:p>2242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0" calcext:value-type="float">
            <text:p>0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0" calcext:value-type="float">
            <text:p>0</text:p>
          </table:table-cell>
          <table:table-cell table:formula="of:=[.W211]*[.X211]+[.Y211]+[.Z211]" office:value-type="float" office:value="0" calcext:value-type="float">
            <text:p>0</text:p>
          </table:table-cell>
          <table:table-cell table:formula="of:=INT([.AA2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RONNIE</text:p>
          </table:table-cell>
          <table:table-cell table:style-name="ce11" office:value-type="float" office:value="305434000" calcext:value-type="float">
            <text:p>3054340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5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1" calcext:value-type="float">
            <text:p>1</text:p>
          </table:table-cell>
          <table:table-cell table:formula="of:=[.W212]*[.X212]+[.Y212]+[.Z212]" office:value-type="float" office:value="1" calcext:value-type="float">
            <text:p>1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ANORAMA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VEN SEAS SPLENDOR</text:p>
          </table:table-cell>
          <table:table-cell table:style-name="ce11" office:value-type="float" office:value="538007673" calcext:value-type="float">
            <text:p>53800767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750" calcext:value-type="float">
            <text:p>750</text:p>
          </table:table-cell>
          <table:table-cell table:style-name="ce16"/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56182" calcext:value-type="float">
            <text:p>56182</text:p>
          </table:table-cell>
          <table:table-cell table:number-columns-repeated="4"/>
          <table:table-cell table:style-name="ce11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3" calcext:value-type="float">
            <text:p>3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5" calcext:value-type="float">
            <text:p>5</text:p>
          </table:table-cell>
          <table:table-cell table:formula="of:=[.W214]*[.X214]+[.Y214]+[.Z214]" office:value-type="float" office:value="11" calcext:value-type="float">
            <text:p>11</text:p>
          </table:table-cell>
          <table:table-cell table:formula="of:=INT([.AA2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IDAPRIMA</text:p>
          </table:table-cell>
          <table:table-cell table:style-name="ce15" office:value-type="string" calcext:value-type="string">
            <text:p> 2473538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3300" calcext:value-type="float">
            <text:p>3300</text:p>
          </table:table-cell>
          <table:table-cell table:style-name="ce16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125572" calcext:value-type="float">
            <text:p>125572</text:p>
          </table:table-cell>
          <table:table-cell table:number-columns-repeated="4"/>
          <table:table-cell table:style-name="ce15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4" calcext:value-type="float">
            <text:p>4</text:p>
          </table:table-cell>
          <table:table-cell table:formula="of:=INT([.F215]/1000)" office:value-type="float" office:value="3" calcext:value-type="float">
            <text:p>3</text:p>
          </table:table-cell>
          <table:table-cell table:formula="of:=INT([.L215]/10000)" office:value-type="float" office:value="12" calcext:value-type="float">
            <text:p>12</text:p>
          </table:table-cell>
          <table:table-cell table:formula="of:=[.W215]*[.X215]+[.Y215]+[.Z215]" office:value-type="float" office:value="23" calcext:value-type="float">
            <text:p>23</text:p>
          </table:table-cell>
          <table:table-cell table:formula="of:=INT([.AA21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BALMORAL</text:p>
          </table:table-cell>
          <table:table-cell table:style-name="ce11" office:value-type="float" office:value="308785000" calcext:value-type="float">
            <text:p>308785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5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2" calcext:value-type="float">
            <text:p>2</text:p>
          </table:table-cell>
          <table:table-cell table:formula="of:=INT([.F216]/1000)" office:value-type="float" office:value="1" calcext:value-type="float">
            <text:p>1</text:p>
          </table:table-cell>
          <table:table-cell table:formula="of:=INT([.L216]/10000)" office:value-type="float" office:value="4" calcext:value-type="float">
            <text:p>4</text:p>
          </table:table-cell>
          <table:table-cell table:formula="of:=[.W216]*[.X216]+[.Y216]+[.Z216]" office:value-type="float" office:value="9" calcext:value-type="float">
            <text:p>9</text:p>
          </table:table-cell>
          <table:table-cell table:formula="of:=INT([.AA2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FWN SPIRIT</text:p>
          </table:table-cell>
          <table:table-cell table:style-name="ce11" office:value-type="float" office:value="244140321" calcext:value-type="float">
            <text:p>244140321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0" calcext:value-type="float">
            <text:p>0</text:p>
          </table:table-cell>
          <table:table-cell table:formula="of:=INT([.F217]/1000)" office:value-type="float" office:value="0" calcext:value-type="float">
            <text:p>0</text:p>
          </table:table-cell>
          <table:table-cell table:formula="of:=INT([.L217]/10000)" office:value-type="float" office:value="0" calcext:value-type="float">
            <text:p>0</text:p>
          </table:table-cell>
          <table:table-cell table:formula="of:=[.W217]*[.X217]+[.Y217]+[.Z217]" office:value-type="float" office:value="0" calcext:value-type="float">
            <text:p>0</text:p>
          </table:table-cell>
          <table:table-cell table:formula="of:=INT([.AA2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BBC PEARL</text:p>
          </table:table-cell>
          <table:table-cell table:style-name="ce15" office:value-type="float" office:value="305855000" calcext:value-type="float">
            <text:p>305855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5" office:value-type="float" office:value="12838" calcext:value-type="float">
            <text:p>12838</text:p>
          </table:table-cell>
          <table:table-cell table:number-columns-repeated="4"/>
          <table:table-cell table:style-name="ce15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1" calcext:value-type="float">
            <text:p>1</text:p>
          </table:table-cell>
          <table:table-cell table:formula="of:=[.W218]*[.X218]+[.Y218]+[.Z218]" office:value-type="float" office:value="1" calcext:value-type="float">
            <text:p>1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AMADEA</text:p>
          </table:table-cell>
          <table:table-cell table:style-name="ce11" office:value-type="float" office:value="368260150" calcext:value-type="float">
            <text:p>36826015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0" calcext:value-type="float">
            <text:p>0</text:p>
          </table:table-cell>
          <table:table-cell table:formula="of:=[.W219]*[.X219]+[.Y219]+[.Z219]" office:value-type="float" office:value="0" calcext:value-type="float">
            <text:p>0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CELEBRITY APEX</text:p>
          </table:table-cell>
          <table:table-cell office:value-type="float" office:value="215105000" calcext:value-type="float">
            <text:p>215105000</text:p>
          </table:table-cell>
          <table:table-cell table:style-name="ce15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5" calcext:value-type="float">
            <text:p>5</text:p>
          </table:table-cell>
          <table:table-cell table:formula="of:=INT([.F220]/1000)" office:value-type="float" office:value="3" calcext:value-type="float">
            <text:p>3</text:p>
          </table:table-cell>
          <table:table-cell table:formula="of:=INT([.L220]/10000)" office:value-type="float" office:value="13" calcext:value-type="float">
            <text:p>13</text:p>
          </table:table-cell>
          <table:table-cell table:formula="of:=[.W220]*[.X220]+[.Y220]+[.Z220]" office:value-type="float" office:value="26" calcext:value-type="float">
            <text:p>26</text:p>
          </table:table-cell>
          <table:table-cell table:formula="of:=INT([.AA2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8" calcext:value-type="float">
            <text:p>8</text:p>
          </table:table-cell>
          <table:table-cell table:formula="of:=INT([.F221]/1000)" office:value-type="float" office:value="2" calcext:value-type="float">
            <text:p>2</text:p>
          </table:table-cell>
          <table:table-cell table:formula="of:=INT([.L221]/10000)" office:value-type="float" office:value="11" calcext:value-type="float">
            <text:p>11</text:p>
          </table:table-cell>
          <table:table-cell table:formula="of:=[.W221]*[.X221]+[.Y221]+[.Z221]" office:value-type="float" office:value="29" calcext:value-type="float">
            <text:p>29</text:p>
          </table:table-cell>
          <table:table-cell table:formula="of:=INT([.AA22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BLUE CIRCLE</text:p>
          </table:table-cell>
          <table:table-cell table:style-name="ce15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0" calcext:value-type="float">
            <text:p>0</text:p>
          </table:table-cell>
          <table:table-cell table:formula="of:=INT([.Q222]/10000)" office:value-type="float" office:value="0" calcext:value-type="float">
            <text:p>0</text:p>
          </table:table-cell>
          <table:table-cell table:formula="of:=INT([.F222]/1000)" office:value-type="float" office:value="0" calcext:value-type="float">
            <text:p>0</text:p>
          </table:table-cell>
          <table:table-cell table:formula="of:=INT([.L222]/10000)" office:value-type="float" office:value="0" calcext:value-type="float">
            <text:p>0</text:p>
          </table:table-cell>
          <table:table-cell table:formula="of:=[.W222]*[.X222]+[.Y222]+[.Z222]" office:value-type="float" office:value="0" calcext:value-type="float">
            <text:p>0</text:p>
          </table:table-cell>
          <table:table-cell table:formula="of:=INT([.AA22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CIUDAD DE SOLLER</text:p>
          </table:table-cell>
          <table:table-cell table:style-name="ce15" office:value-type="float" office:value="224729000" calcext:value-type="float">
            <text:p>224729000</text:p>
          </table:table-cell>
          <table:table-cell table:style-name="ce15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2" calcext:value-type="float">
            <text:p>2</text:p>
          </table:table-cell>
          <table:table-cell table:formula="of:=INT([.Q223]/10000)" office:value-type="float" office:value="2" calcext:value-type="float">
            <text:p>2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3" calcext:value-type="float">
            <text:p>3</text:p>
          </table:table-cell>
          <table:table-cell table:formula="of:=[.W223]*[.X223]+[.Y223]+[.Z223]" office:value-type="float" office:value="7" calcext:value-type="float">
            <text:p>7</text:p>
          </table:table-cell>
          <table:table-cell table:formula="of:=INT([.AA2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FORZA</text:p>
          </table:table-cell>
          <table:table-cell table:style-name="ce15" office:value-type="float" office:value="247286100" calcext:value-type="float">
            <text:p>247286100</text:p>
          </table:table-cell>
          <table:table-cell table:style-name="ce15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5" office:value-type="float" office:value="25518" calcext:value-type="float">
            <text:p>25518</text:p>
          </table:table-cell>
          <table:table-cell table:number-columns-repeated="4"/>
          <table:table-cell table:style-name="ce15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2" calcext:value-type="float">
            <text:p>2</text:p>
          </table:table-cell>
          <table:table-cell table:formula="of:=[.W224]*[.X224]+[.Y224]+[.Z224]" office:value-type="float" office:value="6" calcext:value-type="float">
            <text:p>6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0" calcext:value-type="float">
            <text:p>0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0" calcext:value-type="float">
            <text:p>0</text:p>
          </table:table-cell>
          <table:table-cell table:formula="of:=[.W225]*[.X225]+[.Y225]+[.Z225]" office:value-type="float" office:value="0" calcext:value-type="float">
            <text:p>0</text:p>
          </table:table-cell>
          <table:table-cell table:formula="of:=INT([.AA22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5" office:value-type="float" office:value="247258100" calcext:value-type="float">
            <text:p>247258100</text:p>
          </table:table-cell>
          <table:table-cell table:style-name="ce15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5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4" calcext:value-type="float">
            <text:p>4</text:p>
          </table:table-cell>
          <table:table-cell table:formula="of:=INT([.F226]/1000)" office:value-type="float" office:value="3" calcext:value-type="float">
            <text:p>3</text:p>
          </table:table-cell>
          <table:table-cell table:formula="of:=INT([.L226]/10000)" office:value-type="float" office:value="11" calcext:value-type="float">
            <text:p>11</text:p>
          </table:table-cell>
          <table:table-cell table:formula="of:=[.W226]*[.X226]+[.Y226]+[.Z226]" office:value-type="float" office:value="22" calcext:value-type="float">
            <text:p>22</text:p>
          </table:table-cell>
          <table:table-cell table:formula="of:=INT([.AA2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5" office:value-type="float" office:value="256191000" calcext:value-type="float">
            <text:p>256191000</text:p>
          </table:table-cell>
          <table:table-cell table:style-name="ce15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5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7" calcext:value-type="float">
            <text:p>7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4" calcext:value-type="float">
            <text:p>14</text:p>
          </table:table-cell>
          <table:table-cell table:formula="of:=[.W227]*[.X227]+[.Y227]+[.Z227]" office:value-type="float" office:value="31" calcext:value-type="float">
            <text:p>31</text:p>
          </table:table-cell>
          <table:table-cell table:formula="of:=INT([.AA22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0" calcext:value-type="float">
            <text:p>0</text:p>
          </table:table-cell>
          <table:table-cell table:formula="of:=INT([.F228]/1000)" office:value-type="float" office:value="0" calcext:value-type="float">
            <text:p>0</text:p>
          </table:table-cell>
          <table:table-cell table:formula="of:=INT([.L228]/10000)" office:value-type="float" office:value="0" calcext:value-type="float">
            <text:p>0</text:p>
          </table:table-cell>
          <table:table-cell table:formula="of:=[.W228]*[.X228]+[.Y228]+[.Z228]" office:value-type="float" office:value="0" calcext:value-type="float">
            <text:p>0</text:p>
          </table:table-cell>
          <table:table-cell table:formula="of:=INT([.AA22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5" office:value-type="float" office:value="311000274" calcext:value-type="float">
            <text:p>311000274</text:p>
          </table:table-cell>
          <table:table-cell table:style-name="ce15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5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7" calcext:value-type="float">
            <text:p>7</text:p>
          </table:table-cell>
          <table:table-cell table:formula="of:=INT([.F229]/1000)" office:value-type="float" office:value="4" calcext:value-type="float">
            <text:p>4</text:p>
          </table:table-cell>
          <table:table-cell table:formula="of:=INT([.L229]/10000)" office:value-type="float" office:value="16" calcext:value-type="float">
            <text:p>16</text:p>
          </table:table-cell>
          <table:table-cell table:formula="of:=[.W229]*[.X229]+[.Y229]+[.Z229]" office:value-type="float" office:value="34" calcext:value-type="float">
            <text:p>34</text:p>
          </table:table-cell>
          <table:table-cell table:formula="of:=INT([.AA22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BRITANNIA</text:p>
          </table:table-cell>
          <table:table-cell office:value-type="float" office:value="235106595" calcext:value-type="float">
            <text:p>235106595</text:p>
          </table:table-cell>
          <table:table-cell table:style-name="ce15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6" calcext:value-type="float">
            <text:p>6</text:p>
          </table:table-cell>
          <table:table-cell table:formula="of:=INT([.F230]/1000)" office:value-type="float" office:value="3" calcext:value-type="float">
            <text:p>3</text:p>
          </table:table-cell>
          <table:table-cell table:formula="of:=INT([.L230]/10000)" office:value-type="float" office:value="14" calcext:value-type="float">
            <text:p>14</text:p>
          </table:table-cell>
          <table:table-cell table:formula="of:=[.W230]*[.X230]+[.Y230]+[.Z230]" office:value-type="float" office:value="29" calcext:value-type="float">
            <text:p>29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OASIS OF THE SEAS</text:p>
          </table:table-cell>
          <table:table-cell office:value-type="float" office:value="311020600" calcext:value-type="float">
            <text:p>311020600</text:p>
          </table:table-cell>
          <table:table-cell table:style-name="ce15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9" calcext:value-type="float">
            <text:p>9</text:p>
          </table:table-cell>
          <table:table-cell table:formula="of:=INT([.F231]/1000)" office:value-type="float" office:value="5" calcext:value-type="float">
            <text:p>5</text:p>
          </table:table-cell>
          <table:table-cell table:formula="of:=INT([.L231]/10000)" office:value-type="float" office:value="22" calcext:value-type="float">
            <text:p>22</text:p>
          </table:table-cell>
          <table:table-cell table:formula="of:=[.W231]*[.X231]+[.Y231]+[.Z231]" office:value-type="float" office:value="45" calcext:value-type="float">
            <text:p>45</text:p>
          </table:table-cell>
          <table:table-cell table:formula="of:=INT([.AA23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5" office:value-type="float" office:value="229378000" calcext:value-type="float">
            <text:p>229378000</text:p>
          </table:table-cell>
          <table:table-cell table:style-name="ce15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1" calcext:value-type="float">
            <text:p>1</text:p>
          </table:table-cell>
          <table:table-cell table:formula="of:=INT([.F232]/1000)" office:value-type="float" office:value="0" calcext:value-type="float">
            <text:p>0</text:p>
          </table:table-cell>
          <table:table-cell table:formula="of:=INT([.L232]/10000)" office:value-type="float" office:value="4" calcext:value-type="float">
            <text:p>4</text:p>
          </table:table-cell>
          <table:table-cell table:formula="of:=[.W232]*[.X232]+[.Y232]+[.Z232]" office:value-type="float" office:value="6" calcext:value-type="float">
            <text:p>6</text:p>
          </table:table-cell>
          <table:table-cell table:formula="of:=INT([.AA23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NORWEGIAN ESCAPE</text:p>
          </table:table-cell>
          <table:table-cell table:style-name="ce15" office:value-type="float" office:value="311000341" calcext:value-type="float">
            <text:p>311000341</text:p>
          </table:table-cell>
          <table:table-cell table:style-name="ce15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7" calcext:value-type="float">
            <text:p>7</text:p>
          </table:table-cell>
          <table:table-cell table:formula="of:=INT([.F233]/1000)" office:value-type="float" office:value="4" calcext:value-type="float">
            <text:p>4</text:p>
          </table:table-cell>
          <table:table-cell table:formula="of:=INT([.L233]/10000)" office:value-type="float" office:value="16" calcext:value-type="float">
            <text:p>16</text:p>
          </table:table-cell>
          <table:table-cell table:formula="of:=[.W233]*[.X233]+[.Y233]+[.Z233]" office:value-type="float" office:value="34" calcext:value-type="float">
            <text:p>34</text:p>
          </table:table-cell>
          <table:table-cell table:formula="of:=INT([.AA23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5" office:value-type="float" office:value="23373" calcext:value-type="float">
            <text:p>23373</text:p>
          </table:table-cell>
          <table:table-cell table:number-columns-repeated="4"/>
          <table:table-cell table:style-name="ce15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0" calcext:value-type="float">
            <text:p>0</text:p>
          </table:table-cell>
          <table:table-cell table:formula="of:=INT([.F234]/1000)" office:value-type="float" office:value="0" calcext:value-type="float">
            <text:p>0</text:p>
          </table:table-cell>
          <table:table-cell table:formula="of:=INT([.L234]/10000)" office:value-type="float" office:value="2" calcext:value-type="float">
            <text:p>2</text:p>
          </table:table-cell>
          <table:table-cell table:formula="of:=[.W234]*[.X234]+[.Y234]+[.Z234]" office:value-type="float" office:value="2" calcext:value-type="float">
            <text:p>2</text:p>
          </table:table-cell>
          <table:table-cell table:formula="of:=INT([.AA2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BREIZ ILE ON</text:p>
          </table:table-cell>
          <table:table-cell office:value-type="float" office:value="256735000" calcext:value-type="float">
            <text:p>256735000</text:p>
          </table:table-cell>
          <table:table-cell table:style-name="ce15" office:value-type="float" office:value="9580974" calcext:value-type="float">
            <text:p>9580974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235]=&quot;hybrid&quot;;0;IF([.V235]=&quot;LNG&quot;;0.5;IF([.V235]=&quot;Fuel &amp; LNG&quot;;1;IF([.V235]=&quot;Heavy Fuel Oil&quot;;3;IF([.V235]=&quot;Sail&quot;;0;IF([.V235]=&quot;Electric&quot;;0;2))))))" office:value-type="float" office:value="0" calcext:value-type="float">
            <text:p>0</text:p>
          </table:table-cell>
          <table:table-cell table:formula="of:=INT([.Q235]/10000)" office:value-type="float" office:value="0" calcext:value-type="float">
            <text:p>0</text:p>
          </table:table-cell>
          <table:table-cell table:formula="of:=INT([.F235]/1000)" office:value-type="float" office:value="0" calcext:value-type="float">
            <text:p>0</text:p>
          </table:table-cell>
          <table:table-cell table:formula="of:=INT([.L235]/10000)" office:value-type="float" office:value="0" calcext:value-type="float">
            <text:p>0</text:p>
          </table:table-cell>
          <table:table-cell table:formula="of:=[.W235]*[.X235]+[.Y235]+[.Z235]" office:value-type="float" office:value="0" calcext:value-type="float">
            <text:p>0</text:p>
          </table:table-cell>
          <table:table-cell table:formula="of:=INT([.AA2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CONGER</text:p>
          </table:table-cell>
          <table:table-cell table:style-name="ce15" office:value-type="float" office:value="211822000" calcext:value-type="float">
            <text:p>211822000</text:p>
          </table:table-cell>
          <table:table-cell table:style-name="ce15" office:value-type="float" office:value="9352298" calcext:value-type="float">
            <text:p>9352298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005" calcext:value-type="float">
            <text:p>2005</text:p>
          </table:table-cell>
          <table:table-cell/>
          <table:table-cell office:value-type="float" office:value="21329" calcext:value-type="float">
            <text:p>21329</text:p>
          </table:table-cell>
          <table:table-cell table:number-columns-repeated="4"/>
          <table:table-cell office:value-type="float" office:value="8340" calcext:value-type="float">
            <text:p>83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6]=&quot;hybrid&quot;;0;IF([.V236]=&quot;LNG&quot;;0.5;IF([.V236]=&quot;Fuel &amp; LNG&quot;;1;IF([.V236]=&quot;Heavy Fuel Oil&quot;;3;IF([.V236]=&quot;Sail&quot;;0;IF([.V236]=&quot;Electric&quot;;0;2))))))" office:value-type="float" office:value="2" calcext:value-type="float">
            <text:p>2</text:p>
          </table:table-cell>
          <table:table-cell table:formula="of:=INT([.Q236]/10000)" office:value-type="float" office:value="0" calcext:value-type="float">
            <text:p>0</text:p>
          </table:table-cell>
          <table:table-cell table:formula="of:=INT([.F236]/1000)" office:value-type="float" office:value="0" calcext:value-type="float">
            <text:p>0</text:p>
          </table:table-cell>
          <table:table-cell table:formula="of:=INT([.L236]/10000)" office:value-type="float" office:value="2" calcext:value-type="float">
            <text:p>2</text:p>
          </table:table-cell>
          <table:table-cell table:formula="of:=[.W236]*[.X236]+[.Y236]+[.Z236]" office:value-type="float" office:value="2" calcext:value-type="float">
            <text:p>2</text:p>
          </table:table-cell>
          <table:table-cell table:formula="of:=INT([.AA2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NTIME</text:p>
          </table:table-cell>
          <table:table-cell table:style-name="ce15" office:value-type="float" office:value="256783000" calcext:value-type="float">
            <text:p>256783000</text:p>
          </table:table-cell>
          <table:table-cell table:style-name="ce15" office:value-type="float" office:value="9291365" calcext:value-type="float">
            <text:p>9291365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7]=&quot;hybrid&quot;;0;IF([.V237]=&quot;LNG&quot;;0.5;IF([.V237]=&quot;Fuel &amp; LNG&quot;;1;IF([.V237]=&quot;Heavy Fuel Oil&quot;;3;IF([.V237]=&quot;Sail&quot;;0;IF([.V237]=&quot;Electric&quot;;0;2))))))" office:value-type="float" office:value="2" calcext:value-type="float">
            <text:p>2</text:p>
          </table:table-cell>
          <table:table-cell table:formula="of:=INT([.Q237]/10000)" office:value-type="float" office:value="0" calcext:value-type="float">
            <text:p>0</text:p>
          </table:table-cell>
          <table:table-cell table:formula="of:=INT([.F237]/1000)" office:value-type="float" office:value="0" calcext:value-type="float">
            <text:p>0</text:p>
          </table:table-cell>
          <table:table-cell table:formula="of:=INT([.L237]/10000)" office:value-type="float" office:value="0" calcext:value-type="float">
            <text:p>0</text:p>
          </table:table-cell>
          <table:table-cell table:formula="of:=[.W237]*[.X237]+[.Y237]+[.Z237]" office:value-type="float" office:value="0" calcext:value-type="float">
            <text:p>0</text:p>
          </table:table-cell>
          <table:table-cell table:formula="of:=INT([.AA2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ARLET LADY</text:p>
          </table:table-cell>
          <table:table-cell table:style-name="ce15" office:value-type="float" office:value="311000807" calcext:value-type="float">
            <text:p>311000807</text:p>
          </table:table-cell>
          <table:table-cell table:style-name="ce15" office:value-type="float" office:value="9804801" calcext:value-type="float">
            <text:p>9804801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110000" calcext:value-type="float">
            <text:p>1100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8]=&quot;hybrid&quot;;0;IF([.V238]=&quot;LNG&quot;;0.5;IF([.V238]=&quot;Fuel &amp; LNG&quot;;1;IF([.V238]=&quot;Heavy Fuel Oil&quot;;3;IF([.V238]=&quot;Sail&quot;;0;IF([.V238]=&quot;Electric&quot;;0;2))))))" office:value-type="float" office:value="2" calcext:value-type="float">
            <text:p>2</text:p>
          </table:table-cell>
          <table:table-cell table:formula="of:=INT([.Q238]/10000)" office:value-type="float" office:value="4" calcext:value-type="float">
            <text:p>4</text:p>
          </table:table-cell>
          <table:table-cell table:formula="of:=INT([.F238]/1000)" office:value-type="float" office:value="2" calcext:value-type="float">
            <text:p>2</text:p>
          </table:table-cell>
          <table:table-cell table:formula="of:=INT([.L238]/10000)" office:value-type="float" office:value="11" calcext:value-type="float">
            <text:p>11</text:p>
          </table:table-cell>
          <table:table-cell table:formula="of:=[.W238]*[.X238]+[.Y238]+[.Z238]" office:value-type="float" office:value="21" calcext:value-type="float">
            <text:p>21</text:p>
          </table:table-cell>
          <table:table-cell table:formula="of:=INT([.AA23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IR WONDER</text:p>
          </table:table-cell>
          <table:table-cell table:style-name="ce15" office:value-type="float" office:value="636016406" calcext:value-type="float">
            <text:p>636016406</text:p>
          </table:table-cell>
          <table:table-cell table:style-name="ce15" office:value-type="float" office:value="9327449" calcext:value-type="float">
            <text:p>932744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5" office:value-type="float" office:value="27916" calcext:value-type="float">
            <text:p>27916</text:p>
          </table:table-cell>
          <table:table-cell table:number-columns-repeated="4"/>
          <table:table-cell table:style-name="ce15" office:value-type="float" office:value="11636" calcext:value-type="float">
            <text:p>11636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39]=&quot;hybrid&quot;;0;IF([.V239]=&quot;LNG&quot;;0.5;IF([.V239]=&quot;Fuel &amp; LNG&quot;;1;IF([.V239]=&quot;Heavy Fuel Oil&quot;;3;IF([.V239]=&quot;Sail&quot;;0;IF([.V239]=&quot;Electric&quot;;0;2))))))" office:value-type="float" office:value="2" calcext:value-type="float">
            <text:p>2</text:p>
          </table:table-cell>
          <table:table-cell table:formula="of:=INT([.Q239]/10000)" office:value-type="float" office:value="1" calcext:value-type="float">
            <text:p>1</text:p>
          </table:table-cell>
          <table:table-cell table:formula="of:=INT([.F239]/1000)" office:value-type="float" office:value="0" calcext:value-type="float">
            <text:p>0</text:p>
          </table:table-cell>
          <table:table-cell table:formula="of:=INT([.L239]/10000)" office:value-type="float" office:value="2" calcext:value-type="float">
            <text:p>2</text:p>
          </table:table-cell>
          <table:table-cell table:formula="of:=[.W239]*[.X239]+[.Y239]+[.Z239]" office:value-type="float" office:value="4" calcext:value-type="float">
            <text:p>4</text:p>
          </table:table-cell>
          <table:table-cell table:formula="of:=INT([.AA23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STA TOSCANA</text:p>
          </table:table-cell>
          <table:table-cell office:value-type="float" office:value="247431200" calcext:value-type="float">
            <text:p>247431200</text:p>
          </table:table-cell>
          <table:table-cell office:value-type="float" office:value="9781891" calcext:value-type="float">
            <text:p>9781891</text:p>
          </table:table-cell>
          <table:table-cell office:value-type="string" calcext:value-type="string">
            <text:p>passenger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86364" calcext:value-type="float">
            <text:p>186364</text:p>
          </table:table-cell>
          <table:table-cell table:number-columns-repeated="4"/>
          <table:table-cell office:value-type="float" office:value="61760" calcext:value-type="float">
            <text:p>617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0]=&quot;hybrid&quot;;0;IF([.V240]=&quot;LNG&quot;;0.5;IF([.V240]=&quot;Fuel &amp; LNG&quot;;1;IF([.V240]=&quot;Heavy Fuel Oil&quot;;3;IF([.V240]=&quot;Sail&quot;;0;IF([.V240]=&quot;Electric&quot;;0;2))))))" office:value-type="float" office:value="0.5" calcext:value-type="float">
            <text:p>0,5</text:p>
          </table:table-cell>
          <table:table-cell table:formula="of:=INT([.Q240]/10000)" office:value-type="float" office:value="6" calcext:value-type="float">
            <text:p>6</text:p>
          </table:table-cell>
          <table:table-cell table:formula="of:=INT([.F240]/1000)" office:value-type="float" office:value="6" calcext:value-type="float">
            <text:p>6</text:p>
          </table:table-cell>
          <table:table-cell table:formula="of:=INT([.L240]/10000)" office:value-type="float" office:value="18" calcext:value-type="float">
            <text:p>18</text:p>
          </table:table-cell>
          <table:table-cell table:formula="of:=[.W240]*[.X240]+[.Y240]+[.Z240]" office:value-type="float" office:value="27" calcext:value-type="float">
            <text:p>27</text:p>
          </table:table-cell>
          <table:table-cell table:formula="of:=INT([.AA24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VISBORG</text:p>
          </table:table-cell>
          <table:table-cell office:value-type="float" office:value="229455000" calcext:value-type="float">
            <text:p>229455000</text:p>
          </table:table-cell>
          <table:table-cell table:style-name="ce15" office:value-type="float" office:value="9223784" calcext:value-type="float">
            <text:p>9223784</text:p>
          </table:table-cell>
          <table:table-cell office:value-type="string" calcext:value-type="string">
            <text:p>passenger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5" office:value-type="float" office:value="29746" calcext:value-type="float">
            <text:p>29746</text:p>
          </table:table-cell>
          <table:table-cell table:number-columns-repeated="4"/>
          <table:table-cell table:style-name="ce15"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1]=&quot;hybrid&quot;;0;IF([.V241]=&quot;LNG&quot;;0.5;IF([.V241]=&quot;Fuel &amp; LNG&quot;;1;IF([.V241]=&quot;Heavy Fuel Oil&quot;;3;IF([.V241]=&quot;Sail&quot;;0;IF([.V241]=&quot;Electric&quot;;0;2))))))" office:value-type="float" office:value="2" calcext:value-type="float">
            <text:p>2</text:p>
          </table:table-cell>
          <table:table-cell table:formula="of:=INT([.Q241]/10000)" office:value-type="float" office:value="5" calcext:value-type="float">
            <text:p>5</text:p>
          </table:table-cell>
          <table:table-cell table:formula="of:=INT([.F241]/1000)" office:value-type="float" office:value="1" calcext:value-type="float">
            <text:p>1</text:p>
          </table:table-cell>
          <table:table-cell table:formula="of:=INT([.L241]/10000)" office:value-type="float" office:value="2" calcext:value-type="float">
            <text:p>2</text:p>
          </table:table-cell>
          <table:table-cell table:formula="of:=[.W241]*[.X241]+[.Y241]+[.Z241]" office:value-type="float" office:value="13" calcext:value-type="float">
            <text:p>13</text:p>
          </table:table-cell>
          <table:table-cell table:formula="of:=INT([.AA24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GUARANA</text:p>
          </table:table-cell>
          <table:table-cell table:style-name="ce15" office:value-type="float" office:value="249425000" calcext:value-type="float">
            <text:p>2494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726" calcext:value-type="float">
            <text:p>372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2]=&quot;hybrid&quot;;0;IF([.V242]=&quot;LNG&quot;;0.5;IF([.V242]=&quot;Fuel &amp; LNG&quot;;1;IF([.V242]=&quot;Heavy Fuel Oil&quot;;3;IF([.V242]=&quot;Sail&quot;;0;IF([.V242]=&quot;Electric&quot;;0;2))))))" office:value-type="float" office:value="2" calcext:value-type="float">
            <text:p>2</text:p>
          </table:table-cell>
          <table:table-cell table:formula="of:=INT([.Q242]/10000)" office:value-type="float" office:value="0" calcext:value-type="float">
            <text:p>0</text:p>
          </table:table-cell>
          <table:table-cell table:formula="of:=INT([.F242]/1000)" office:value-type="float" office:value="0" calcext:value-type="float">
            <text:p>0</text:p>
          </table:table-cell>
          <table:table-cell table:formula="of:=INT([.L242]/10000)" office:value-type="float" office:value="0" calcext:value-type="float">
            <text:p>0</text:p>
          </table:table-cell>
          <table:table-cell table:formula="of:=[.W242]*[.X242]+[.Y242]+[.Z242]" office:value-type="float" office:value="0" calcext:value-type="float">
            <text:p>0</text:p>
          </table:table-cell>
          <table:table-cell table:formula="of:=INT([.AA2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0" office:value-type="string" calcext:value-type="string">
            <text:p>SEABOURN OVATION</text:p>
          </table:table-cell>
          <table:table-cell office:value-type="float" office:value="311000585" calcext:value-type="float">
            <text:p>311000585</text:p>
          </table:table-cell>
          <table:table-cell table:style-name="ce15" office:value-type="float" office:value="9764958" calcext:value-type="float">
            <text:p>9764958</text:p>
          </table:table-cell>
          <table:table-cell office:value-type="string" calcext:value-type="string">
            <text:p>passenger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41865" calcext:value-type="float">
            <text:p>41865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3]=&quot;hybrid&quot;;0;IF([.V243]=&quot;LNG&quot;;0.5;IF([.V243]=&quot;Fuel &amp; LNG&quot;;1;IF([.V243]=&quot;Heavy Fuel Oil&quot;;3;IF([.V243]=&quot;Sail&quot;;0;IF([.V243]=&quot;Electric&quot;;0;2))))))" office:value-type="float" office:value="2" calcext:value-type="float">
            <text:p>2</text:p>
          </table:table-cell>
          <table:table-cell table:formula="of:=INT([.Q243]/10000)" office:value-type="float" office:value="2" calcext:value-type="float">
            <text:p>2</text:p>
          </table:table-cell>
          <table:table-cell table:formula="of:=INT([.F243]/1000)" office:value-type="float" office:value="0" calcext:value-type="float">
            <text:p>0</text:p>
          </table:table-cell>
          <table:table-cell table:formula="of:=INT([.L243]/10000)" office:value-type="float" office:value="4" calcext:value-type="float">
            <text:p>4</text:p>
          </table:table-cell>
          <table:table-cell table:formula="of:=[.W243]*[.X243]+[.Y243]+[.Z243]" office:value-type="float" office:value="8" calcext:value-type="float">
            <text:p>8</text:p>
          </table:table-cell>
          <table:table-cell table:formula="of:=INT([.AA2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MEIN SCHIFF RELAX</text:p>
          </table:table-cell>
          <table:table-cell table:style-name="ce21" office:value-type="float" office:value="249129000" calcext:value-type="float">
            <text:p>249129000</text:p>
          </table:table-cell>
          <table:table-cell table:style-name="ce21" office:value-type="float" office:value="9862657" calcext:value-type="float">
            <text:p>9862657</text:p>
          </table:table-cell>
          <table:table-cell office:value-type="string" calcext:value-type="string">
            <text:p>passenger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60000" calcext:value-type="float">
            <text:p>160000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4]=&quot;hybrid&quot;;0;IF([.V244]=&quot;LNG&quot;;0.5;IF([.V244]=&quot;Fuel &amp; LNG&quot;;1;IF([.V244]=&quot;Heavy Fuel Oil&quot;;3;IF([.V244]=&quot;Sail&quot;;0;IF([.V244]=&quot;Electric&quot;;0;2))))))" office:value-type="float" office:value="0.5" calcext:value-type="float">
            <text:p>0,5</text:p>
          </table:table-cell>
          <table:table-cell table:formula="of:=INT([.Q244]/10000)" office:value-type="float" office:value="6" calcext:value-type="float">
            <text:p>6</text:p>
          </table:table-cell>
          <table:table-cell table:formula="of:=INT([.F244]/1000)" office:value-type="float" office:value="3" calcext:value-type="float">
            <text:p>3</text:p>
          </table:table-cell>
          <table:table-cell table:formula="of:=INT([.L244]/10000)" office:value-type="float" office:value="16" calcext:value-type="float">
            <text:p>16</text:p>
          </table:table-cell>
          <table:table-cell table:formula="of:=[.W244]*[.X244]+[.Y244]+[.Z244]" office:value-type="float" office:value="22" calcext:value-type="float">
            <text:p>22</text:p>
          </table:table-cell>
          <table:table-cell table:formula="of:=INT([.AA24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NV SIRIO</text:p>
          </table:table-cell>
          <table:table-cell table:style-name="ce21" office:value-type="float" office:value="247106500" calcext:value-type="float">
            <text:p>247106500</text:p>
          </table:table-cell>
          <table:table-cell table:style-name="ce21" office:value-type="float" office:value="9293404" calcext:value-type="float">
            <text:p>9293404</text:p>
          </table:table-cell>
          <table:table-cell office:value-type="string" calcext:value-type="string">
            <text:p>passenger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798" calcext:value-type="float">
            <text:p>39798</text:p>
          </table:table-cell>
          <table:table-cell table:number-columns-repeated="4"/>
          <table:table-cell office:value-type="float" office:value="51360" calcext:value-type="float">
            <text:p>51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5]=&quot;hybrid&quot;;0;IF([.V245]=&quot;LNG&quot;;0.5;IF([.V245]=&quot;Fuel &amp; LNG&quot;;1;IF([.V245]=&quot;Heavy Fuel Oil&quot;;3;IF([.V245]=&quot;Sail&quot;;0;IF([.V245]=&quot;Electric&quot;;0;2))))))" office:value-type="float" office:value="2" calcext:value-type="float">
            <text:p>2</text:p>
          </table:table-cell>
          <table:table-cell table:formula="of:=INT([.Q245]/10000)" office:value-type="float" office:value="5" calcext:value-type="float">
            <text:p>5</text:p>
          </table:table-cell>
          <table:table-cell table:formula="of:=INT([.F245]/1000)" office:value-type="float" office:value="2" calcext:value-type="float">
            <text:p>2</text:p>
          </table:table-cell>
          <table:table-cell table:formula="of:=INT([.L245]/10000)" office:value-type="float" office:value="3" calcext:value-type="float">
            <text:p>3</text:p>
          </table:table-cell>
          <table:table-cell table:formula="of:=[.W245]*[.X245]+[.Y245]+[.Z245]" office:value-type="float" office:value="15" calcext:value-type="float">
            <text:p>15</text:p>
          </table:table-cell>
          <table:table-cell table:formula="of:=INT([.AA24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ELLA EXPLORER 2</text:p>
          </table:table-cell>
          <table:table-cell table:style-name="ce21" office:value-type="float" office:value="249054000" calcext:value-type="float">
            <text:p>249054000</text:p>
          </table:table-cell>
          <table:table-cell table:style-name="ce21" office:value-type="float" office:value="9072446" calcext:value-type="float">
            <text:p>9072446</text:p>
          </table:table-cell>
          <table:table-cell office:value-type="string" calcext:value-type="string">
            <text:p>passenger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2458" calcext:value-type="float">
            <text:p>72458</text:p>
          </table:table-cell>
          <table:table-cell table:number-columns-repeated="4"/>
          <table:table-cell office:value-type="float" office:value="29250" calcext:value-type="float">
            <text:p>29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6]=&quot;hybrid&quot;;0;IF([.V246]=&quot;LNG&quot;;0.5;IF([.V246]=&quot;Fuel &amp; LNG&quot;;1;IF([.V246]=&quot;Heavy Fuel Oil&quot;;3;IF([.V246]=&quot;Sail&quot;;0;IF([.V246]=&quot;Electric&quot;;0;2))))))" office:value-type="float" office:value="2" calcext:value-type="float">
            <text:p>2</text:p>
          </table:table-cell>
          <table:table-cell table:formula="of:=INT([.Q246]/10000)" office:value-type="float" office:value="2" calcext:value-type="float">
            <text:p>2</text:p>
          </table:table-cell>
          <table:table-cell table:formula="of:=INT([.F246]/1000)" office:value-type="float" office:value="1" calcext:value-type="float">
            <text:p>1</text:p>
          </table:table-cell>
          <table:table-cell table:formula="of:=INT([.L246]/10000)" office:value-type="float" office:value="7" calcext:value-type="float">
            <text:p>7</text:p>
          </table:table-cell>
          <table:table-cell table:formula="of:=[.W246]*[.X246]+[.Y246]+[.Z246]" office:value-type="float" office:value="12" calcext:value-type="float">
            <text:p>12</text:p>
          </table:table-cell>
          <table:table-cell table:formula="of:=INT([.AA24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WEGIAN BREAKAWAY</text:p>
          </table:table-cell>
          <table:table-cell table:style-name="ce28" office:value-type="float" office:value="311050800" calcext:value-type="float">
            <text:p>311050800</text:p>
          </table:table-cell>
          <table:table-cell table:style-name="ce28" office:value-type="float" office:value="9606912" calcext:value-type="float">
            <text:p>9606912</text:p>
          </table:table-cell>
          <table:table-cell office:value-type="string" calcext:value-type="string">
            <text:p>passenger</text:p>
          </table:table-cell>
          <table:table-cell office:value-type="float" office:value="3903" calcext:value-type="float">
            <text:p>39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7]=&quot;hybrid&quot;;0;IF([.V247]=&quot;LNG&quot;;0.5;IF([.V247]=&quot;Fuel &amp; LNG&quot;;1;IF([.V247]=&quot;Heavy Fuel Oil&quot;;3;IF([.V247]=&quot;Sail&quot;;0;IF([.V247]=&quot;Electric&quot;;0;2))))))" office:value-type="float" office:value="2" calcext:value-type="float">
            <text:p>2</text:p>
          </table:table-cell>
          <table:table-cell table:formula="of:=INT([.Q247]/10000)" office:value-type="float" office:value="6" calcext:value-type="float">
            <text:p>6</text:p>
          </table:table-cell>
          <table:table-cell table:formula="of:=INT([.F247]/1000)" office:value-type="float" office:value="3" calcext:value-type="float">
            <text:p>3</text:p>
          </table:table-cell>
          <table:table-cell table:formula="of:=INT([.L247]/10000)" office:value-type="float" office:value="14" calcext:value-type="float">
            <text:p>14</text:p>
          </table:table-cell>
          <table:table-cell table:formula="of:=[.W247]*[.X247]+[.Y247]+[.Z247]" office:value-type="float" office:value="29" calcext:value-type="float">
            <text:p>29</text:p>
          </table:table-cell>
          <table:table-cell table:formula="of:=INT([.AA24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8" office:value-type="string" calcext:value-type="string">
            <text:p>MAJESTIC PRINCESS </text:p>
          </table:table-cell>
          <table:table-cell table:style-name="ce28" office:value-type="float" office:value="232002990" calcext:value-type="float">
            <text:p>232002990</text:p>
          </table:table-cell>
          <table:table-cell table:style-name="ce28" office:value-type="float" office:value="9614141" calcext:value-type="float">
            <text:p>9614141</text:p>
          </table:table-cell>
          <table:table-cell office:value-type="string" calcext:value-type="string">
            <text:p>passenger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144216" calcext:value-type="float">
            <text:p>144216</text:p>
          </table:table-cell>
          <table:table-cell table:number-columns-repeated="4"/>
          <table:table-cell table:style-name="ce28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8]=&quot;hybrid&quot;;0;IF([.V248]=&quot;LNG&quot;;0.5;IF([.V248]=&quot;Fuel &amp; LNG&quot;;1;IF([.V248]=&quot;Heavy Fuel Oil&quot;;3;IF([.V248]=&quot;Sail&quot;;0;IF([.V248]=&quot;Electric&quot;;0;2))))))" office:value-type="float" office:value="2" calcext:value-type="float">
            <text:p>2</text:p>
          </table:table-cell>
          <table:table-cell table:formula="of:=INT([.Q248]/10000)" office:value-type="float" office:value="6" calcext:value-type="float">
            <text:p>6</text:p>
          </table:table-cell>
          <table:table-cell table:formula="of:=INT([.F248]/1000)" office:value-type="float" office:value="3" calcext:value-type="float">
            <text:p>3</text:p>
          </table:table-cell>
          <table:table-cell table:formula="of:=INT([.L248]/10000)" office:value-type="float" office:value="14" calcext:value-type="float">
            <text:p>14</text:p>
          </table:table-cell>
          <table:table-cell table:formula="of:=[.W248]*[.X248]+[.Y248]+[.Z248]" office:value-type="float" office:value="29" calcext:value-type="float">
            <text:p>29</text:p>
          </table:table-cell>
          <table:table-cell table:formula="of:=INT([.AA24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8" office:value-type="string" calcext:value-type="string">
            <text:p>EXPLORA I </text:p>
          </table:table-cell>
          <table:table-cell table:style-name="ce28" office:value-type="float" office:value="256389000" calcext:value-type="float">
            <text:p>256389000</text:p>
          </table:table-cell>
          <table:table-cell table:style-name="ce28" office:value-type="float" office:value="9869875" calcext:value-type="float">
            <text:p>9869875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996" calcext:value-type="float">
            <text:p>99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8" office:value-type="float" office:value="64000" calcext:value-type="float">
            <text:p>64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9]=&quot;hybrid&quot;;0;IF([.V249]=&quot;LNG&quot;;0.5;IF([.V249]=&quot;Fuel &amp; LNG&quot;;1;IF([.V249]=&quot;Heavy Fuel Oil&quot;;3;IF([.V249]=&quot;Sail&quot;;0;IF([.V249]=&quot;Electric&quot;;0;2))))))" office:value-type="float" office:value="2" calcext:value-type="float">
            <text:p>2</text:p>
          </table:table-cell>
          <table:table-cell table:formula="of:=INT([.Q249]/10000)" office:value-type="float" office:value="3" calcext:value-type="float">
            <text:p>3</text:p>
          </table:table-cell>
          <table:table-cell table:formula="of:=INT([.F249]/1000)" office:value-type="float" office:value="0" calcext:value-type="float">
            <text:p>0</text:p>
          </table:table-cell>
          <table:table-cell table:formula="of:=INT([.L249]/10000)" office:value-type="float" office:value="6" calcext:value-type="float">
            <text:p>6</text:p>
          </table:table-cell>
          <table:table-cell table:formula="of:=[.W249]*[.X249]+[.Y249]+[.Z249]" office:value-type="float" office:value="12" calcext:value-type="float">
            <text:p>12</text:p>
          </table:table-cell>
          <table:table-cell table:formula="of:=INT([.AA24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8" office:value-type="string" calcext:value-type="string">
            <text:p>ALLURE OF THE SEAS </text:p>
          </table:table-cell>
          <table:table-cell table:style-name="ce28" office:value-type="float" office:value="311020700" calcext:value-type="float">
            <text:p>311020700</text:p>
          </table:table-cell>
          <table:table-cell table:style-name="ce28"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25282" calcext:value-type="float">
            <text:p>225282</text:p>
          </table:table-cell>
          <table:table-cell table:number-columns-repeated="4"/>
          <table:table-cell table:style-name="ce28"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0]=&quot;hybrid&quot;;0;IF([.V250]=&quot;LNG&quot;;0.5;IF([.V250]=&quot;Fuel &amp; LNG&quot;;1;IF([.V250]=&quot;Heavy Fuel Oil&quot;;3;IF([.V250]=&quot;Sail&quot;;0;IF([.V250]=&quot;Electric&quot;;0;2))))))" office:value-type="float" office:value="2" calcext:value-type="float">
            <text:p>2</text:p>
          </table:table-cell>
          <table:table-cell table:formula="of:=INT([.Q250]/10000)" office:value-type="float" office:value="9" calcext:value-type="float">
            <text:p>9</text:p>
          </table:table-cell>
          <table:table-cell table:formula="of:=INT([.F250]/1000)" office:value-type="float" office:value="5" calcext:value-type="float">
            <text:p>5</text:p>
          </table:table-cell>
          <table:table-cell table:formula="of:=INT([.L250]/10000)" office:value-type="float" office:value="22" calcext:value-type="float">
            <text:p>22</text:p>
          </table:table-cell>
          <table:table-cell table:formula="of:=[.W250]*[.X250]+[.Y250]+[.Z250]" office:value-type="float" office:value="45" calcext:value-type="float">
            <text:p>45</text:p>
          </table:table-cell>
          <table:table-cell table:formula="of:=INT([.AA250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SC SEASIDE</text:p>
          </table:table-cell>
          <table:table-cell office:value-type="float" office:value="248392000" calcext:value-type="float">
            <text:p>248392000</text:p>
          </table:table-cell>
          <table:table-cell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39" office:value-type="float" office:value="153516" calcext:value-type="float">
            <text:p>153516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1]=&quot;hybrid&quot;;0;IF([.V251]=&quot;LNG&quot;;0.5;IF([.V251]=&quot;Fuel &amp; LNG&quot;;1;IF([.V251]=&quot;Heavy Fuel Oil&quot;;3;IF([.V251]=&quot;Sail&quot;;0;IF([.V251]=&quot;Electric&quot;;0;2))))))" office:value-type="float" office:value="2" calcext:value-type="float">
            <text:p>2</text:p>
          </table:table-cell>
          <table:table-cell table:formula="of:=INT([.Q251]/10000)" office:value-type="float" office:value="6" calcext:value-type="float">
            <text:p>6</text:p>
          </table:table-cell>
          <table:table-cell table:formula="of:=INT([.F251]/1000)" office:value-type="float" office:value="5" calcext:value-type="float">
            <text:p>5</text:p>
          </table:table-cell>
          <table:table-cell table:formula="of:=INT([.L251]/10000)" office:value-type="float" office:value="15" calcext:value-type="float">
            <text:p>15</text:p>
          </table:table-cell>
          <table:table-cell table:formula="of:=[.W251]*[.X251]+[.Y251]+[.Z251]" office:value-type="float" office:value="32" calcext:value-type="float">
            <text:p>32</text:p>
          </table:table-cell>
          <table:table-cell table:formula="of:=INT([.AA25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IN SCHIFF 5</text:p>
          </table:table-cell>
          <table:table-cell office:value-type="float" office:value="256235000" calcext:value-type="float">
            <text:p>256235000</text:p>
          </table:table-cell>
          <table:table-cell office:value-type="float" office:value="9753193" calcext:value-type="float">
            <text:p>9753193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98785" calcext:value-type="float">
            <text:p>98785</text:p>
          </table:table-cell>
          <table:table-cell table:number-columns-repeated="4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2]=&quot;hybrid&quot;;0;IF([.V252]=&quot;LNG&quot;;0.5;IF([.V252]=&quot;Fuel &amp; LNG&quot;;1;IF([.V252]=&quot;Heavy Fuel Oil&quot;;3;IF([.V252]=&quot;Sail&quot;;0;IF([.V252]=&quot;Electric&quot;;0;2))))))" office:value-type="float" office:value="2" calcext:value-type="float">
            <text:p>2</text:p>
          </table:table-cell>
          <table:table-cell table:formula="of:=INT([.Q252]/10000)" office:value-type="float" office:value="2" calcext:value-type="float">
            <text:p>2</text:p>
          </table:table-cell>
          <table:table-cell table:formula="of:=INT([.F252]/1000)" office:value-type="float" office:value="2" calcext:value-type="float">
            <text:p>2</text:p>
          </table:table-cell>
          <table:table-cell table:formula="of:=INT([.L252]/10000)" office:value-type="float" office:value="9" calcext:value-type="float">
            <text:p>9</text:p>
          </table:table-cell>
          <table:table-cell table:formula="of:=[.W252]*[.X252]+[.Y252]+[.Z252]" office:value-type="float" office:value="15" calcext:value-type="float">
            <text:p>15</text:p>
          </table:table-cell>
          <table:table-cell table:formula="of:=INT([.AA25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L'AUSTRAL</text:p>
          </table:table-cell>
          <table:table-cell office:value-type="float" office:value="578000700" calcext:value-type="float">
            <text:p>578000700</text:p>
          </table:table-cell>
          <table:table-cell office:value-type="float" office:value="9502518" calcext:value-type="float">
            <text:p>9502518</text:p>
          </table:table-cell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8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700" calcext:value-type="float">
            <text:p>10700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3]=&quot;hybrid&quot;;0;IF([.V253]=&quot;LNG&quot;;0.5;IF([.V253]=&quot;Fuel &amp; LNG&quot;;1;IF([.V253]=&quot;Heavy Fuel Oil&quot;;3;IF([.V253]=&quot;Sail&quot;;0;IF([.V253]=&quot;Electric&quot;;0;2))))))" office:value-type="float" office:value="2" calcext:value-type="float">
            <text:p>2</text:p>
          </table:table-cell>
          <table:table-cell table:formula="of:=INT([.Q253]/10000)" office:value-type="float" office:value="0" calcext:value-type="float">
            <text:p>0</text:p>
          </table:table-cell>
          <table:table-cell table:formula="of:=INT([.F253]/1000)" office:value-type="float" office:value="0" calcext:value-type="float">
            <text:p>0</text:p>
          </table:table-cell>
          <table:table-cell table:formula="of:=INT([.L253]/10000)" office:value-type="float" office:value="1" calcext:value-type="float">
            <text:p>1</text:p>
          </table:table-cell>
          <table:table-cell table:formula="of:=[.W253]*[.X253]+[.Y253]+[.Z253]" office:value-type="float" office:value="1" calcext:value-type="float">
            <text:p>1</text:p>
          </table:table-cell>
          <table:table-cell table:formula="of:=INT([.AA2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6" office:value-type="string" calcext:value-type="string">
            <text:p>LE BOUGAINVILLE</text:p>
          </table:table-cell>
          <table:table-cell table:style-name="ce21" office:value-type="float" office:value="578001300" calcext:value-type="float">
            <text:p>578001300</text:p>
          </table:table-cell>
          <table:table-cell table:style-name="ce21" office:value-type="float" office:value="9814040" calcext:value-type="float">
            <text:p>9814040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1" office:value-type="float" office:value="9988" calcext:value-type="float">
            <text:p>998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4]=&quot;hybrid&quot;;0;IF([.V254]=&quot;LNG&quot;;0.5;IF([.V254]=&quot;Fuel &amp; LNG&quot;;1;IF([.V254]=&quot;Heavy Fuel Oil&quot;;3;IF([.V254]=&quot;Sail&quot;;0;IF([.V254]=&quot;Electric&quot;;0;2))))))" office:value-type="float" office:value="2" calcext:value-type="float">
            <text:p>2</text:p>
          </table:table-cell>
          <table:table-cell table:formula="of:=INT([.Q254]/10000)" office:value-type="float" office:value="0" calcext:value-type="float">
            <text:p>0</text:p>
          </table:table-cell>
          <table:table-cell table:formula="of:=INT([.F254]/1000)" office:value-type="float" office:value="0" calcext:value-type="float">
            <text:p>0</text:p>
          </table:table-cell>
          <table:table-cell table:formula="of:=INT([.L254]/10000)" office:value-type="float" office:value="0" calcext:value-type="float">
            <text:p>0</text:p>
          </table:table-cell>
          <table:table-cell table:formula="of:=[.W254]*[.X254]+[.Y254]+[.Z254]" office:value-type="float" office:value="0" calcext:value-type="float">
            <text:p>0</text:p>
          </table:table-cell>
          <table:table-cell table:formula="of:=INT([.AA2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8" office:value-type="string" calcext:value-type="string">
            <text:p>SILVER RAY </text:p>
          </table:table-cell>
          <table:table-cell table:style-name="ce28" office:value-type="float" office:value="311001496" calcext:value-type="float">
            <text:p>311001496</text:p>
          </table:table-cell>
          <table:table-cell table:style-name="ce28" office:value-type="float" office:value="9886225" calcext:value-type="float">
            <text:p>9886225</text:p>
          </table:table-cell>
          <table:table-cell office:value-type="string" calcext:value-type="string">
            <text:p>passenger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55051" calcext:value-type="float">
            <text:p>55051</text:p>
          </table:table-cell>
          <table:table-cell table:number-columns-repeated="4"/>
          <table:table-cell table:style-name="ce28" office:value-type="float" office:value="34588" calcext:value-type="float">
            <text:p>3458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5]=&quot;hybrid&quot;;0;IF([.V255]=&quot;LNG&quot;;0.5;IF([.V255]=&quot;Fuel &amp; LNG&quot;;1;IF([.V255]=&quot;Heavy Fuel Oil&quot;;3;IF([.V255]=&quot;Sail&quot;;0;IF([.V255]=&quot;Electric&quot;;0;2))))))" office:value-type="float" office:value="2" calcext:value-type="float">
            <text:p>2</text:p>
          </table:table-cell>
          <table:table-cell table:formula="of:=INT([.Q255]/10000)" office:value-type="float" office:value="3" calcext:value-type="float">
            <text:p>3</text:p>
          </table:table-cell>
          <table:table-cell table:formula="of:=INT([.F255]/1000)" office:value-type="float" office:value="0" calcext:value-type="float">
            <text:p>0</text:p>
          </table:table-cell>
          <table:table-cell table:formula="of:=INT([.L255]/10000)" office:value-type="float" office:value="5" calcext:value-type="float">
            <text:p>5</text:p>
          </table:table-cell>
          <table:table-cell table:formula="of:=[.W255]*[.X255]+[.Y255]+[.Z255]" office:value-type="float" office:value="11" calcext:value-type="float">
            <text:p>11</text:p>
          </table:table-cell>
          <table:table-cell table:formula="of:=INT([.AA2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8" office:value-type="string" calcext:value-type="string">
            <text:p>PALMGRACHT </text:p>
          </table:table-cell>
          <table:table-cell table:style-name="ce28" office:value-type="float" office:value="245964000" calcext:value-type="float">
            <text:p>245964000</text:p>
          </table:table-cell>
          <table:table-cell table:style-name="ce28" office:value-type="float" office:value="9424558" calcext:value-type="float">
            <text:p>9424558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7634" calcext:value-type="float">
            <text:p>17634</text:p>
          </table:table-cell>
          <table:table-cell table:number-columns-repeated="4"/>
          <table:table-cell table:style-name="ce28" office:value-type="float" office:value="9800" calcext:value-type="float">
            <text:p>9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6]=&quot;hybrid&quot;;0;IF([.V256]=&quot;LNG&quot;;0.5;IF([.V256]=&quot;Fuel &amp; LNG&quot;;1;IF([.V256]=&quot;Heavy Fuel Oil&quot;;3;IF([.V256]=&quot;Sail&quot;;0;IF([.V256]=&quot;Electric&quot;;0;2))))))" office:value-type="float" office:value="2" calcext:value-type="float">
            <text:p>2</text:p>
          </table:table-cell>
          <table:table-cell table:formula="of:=INT([.Q256]/10000)" office:value-type="float" office:value="0" calcext:value-type="float">
            <text:p>0</text:p>
          </table:table-cell>
          <table:table-cell table:formula="of:=INT([.F256]/1000)" office:value-type="float" office:value="0" calcext:value-type="float">
            <text:p>0</text:p>
          </table:table-cell>
          <table:table-cell table:formula="of:=INT([.L256]/10000)" office:value-type="float" office:value="1" calcext:value-type="float">
            <text:p>1</text:p>
          </table:table-cell>
          <table:table-cell table:formula="of:=[.W256]*[.X256]+[.Y256]+[.Z256]" office:value-type="float" office:value="1" calcext:value-type="float">
            <text:p>1</text:p>
          </table:table-cell>
          <table:table-cell table:formula="of:=INT([.AA2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8" office:value-type="string" calcext:value-type="string">
            <text:p>BBC OLYMPUS </text:p>
          </table:table-cell>
          <table:table-cell table:style-name="ce28" office:value-type="float" office:value="305823000" calcext:value-type="float">
            <text:p>305823000</text:p>
          </table:table-cell>
          <table:table-cell table:style-name="ce28" office:value-type="float" office:value="9508457" calcext:value-type="float">
            <text:p>95084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55" calcext:value-type="float">
            <text:p>8255</text:p>
          </table:table-cell>
          <table:table-cell table:number-columns-repeated="4"/>
          <table:table-cell table:style-name="ce28" office:value-type="float" office:value="6300" calcext:value-type="float">
            <text:p>6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7]=&quot;hybrid&quot;;0;IF([.V257]=&quot;LNG&quot;;0.5;IF([.V257]=&quot;Fuel &amp; LNG&quot;;1;IF([.V257]=&quot;Heavy Fuel Oil&quot;;3;IF([.V257]=&quot;Sail&quot;;0;IF([.V257]=&quot;Electric&quot;;0;2))))))" office:value-type="float" office:value="2" calcext:value-type="float">
            <text:p>2</text:p>
          </table:table-cell>
          <table:table-cell table:formula="of:=INT([.Q257]/10000)" office:value-type="float" office:value="0" calcext:value-type="float">
            <text:p>0</text:p>
          </table:table-cell>
          <table:table-cell table:formula="of:=INT([.F257]/1000)" office:value-type="float" office:value="0" calcext:value-type="float">
            <text:p>0</text:p>
          </table:table-cell>
          <table:table-cell table:formula="of:=INT([.L257]/10000)" office:value-type="float" office:value="0" calcext:value-type="float">
            <text:p>0</text:p>
          </table:table-cell>
          <table:table-cell table:formula="of:=[.W257]*[.X257]+[.Y257]+[.Z257]" office:value-type="float" office:value="0" calcext:value-type="float">
            <text:p>0</text:p>
          </table:table-cell>
          <table:table-cell table:formula="of:=INT([.AA2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8" office:value-type="string" calcext:value-type="string">
            <text:p>MEIN SCHIFF 1 </text:p>
          </table:table-cell>
          <table:table-cell table:style-name="ce28" office:value-type="float" office:value="248513000" calcext:value-type="float">
            <text:p>248513000</text:p>
          </table:table-cell>
          <table:table-cell table:style-name="ce28" office:value-type="float" office:value="9783564" calcext:value-type="float">
            <text:p>9783564</text:p>
          </table:table-cell>
          <table:table-cell office:value-type="string" calcext:value-type="string">
            <text:p>passenger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number-columns-repeated="4"/>
          <table:table-cell office:value-type="float" office:value="65260" calcext:value-type="float">
            <text:p>652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8]=&quot;hybrid&quot;;0;IF([.V258]=&quot;LNG&quot;;0.5;IF([.V258]=&quot;Fuel &amp; LNG&quot;;1;IF([.V258]=&quot;Heavy Fuel Oil&quot;;3;IF([.V258]=&quot;Sail&quot;;0;IF([.V258]=&quot;Electric&quot;;0;2))))))" office:value-type="float" office:value="2" calcext:value-type="float">
            <text:p>2</text:p>
          </table:table-cell>
          <table:table-cell table:formula="of:=INT([.Q258]/10000)" office:value-type="float" office:value="6" calcext:value-type="float">
            <text:p>6</text:p>
          </table:table-cell>
          <table:table-cell table:formula="of:=INT([.F258]/1000)" office:value-type="float" office:value="3" calcext:value-type="float">
            <text:p>3</text:p>
          </table:table-cell>
          <table:table-cell table:formula="of:=INT([.L258]/10000)" office:value-type="float" office:value="11" calcext:value-type="float">
            <text:p>11</text:p>
          </table:table-cell>
          <table:table-cell table:formula="of:=[.W258]*[.X258]+[.Y258]+[.Z258]" office:value-type="float" office:value="26" calcext:value-type="float">
            <text:p>26</text:p>
          </table:table-cell>
          <table:table-cell table:formula="of:=INT([.AA25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EDONIAN SKY</text:p>
          </table:table-cell>
          <table:table-cell table:style-name="ce28" office:value-type="float" office:value="311061000" calcext:value-type="float">
            <text:p>311061000</text:p>
          </table:table-cell>
          <table:table-cell table:style-name="ce28" office:value-type="float" office:value="8802870" calcext:value-type="float">
            <text:p>8802870</text:p>
          </table:table-cell>
          <table:table-cell office:value-type="string" calcext:value-type="string">
            <text:p>passenger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4200" calcext:value-type="float">
            <text:p>4200</text:p>
          </table:table-cell>
          <table:table-cell table:number-columns-repeated="4"/>
          <table:table-cell table:style-name="ce28" office:value-type="float" office:value="3520" calcext:value-type="float">
            <text:p>3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9]=&quot;hybrid&quot;;0;IF([.V259]=&quot;LNG&quot;;0.5;IF([.V259]=&quot;Fuel &amp; LNG&quot;;1;IF([.V259]=&quot;Heavy Fuel Oil&quot;;3;IF([.V259]=&quot;Sail&quot;;0;IF([.V259]=&quot;Electric&quot;;0;2))))))" office:value-type="float" office:value="2" calcext:value-type="float">
            <text:p>2</text:p>
          </table:table-cell>
          <table:table-cell table:formula="of:=INT([.Q259]/10000)" office:value-type="float" office:value="0" calcext:value-type="float">
            <text:p>0</text:p>
          </table:table-cell>
          <table:table-cell table:formula="of:=INT([.F259]/1000)" office:value-type="float" office:value="0" calcext:value-type="float">
            <text:p>0</text:p>
          </table:table-cell>
          <table:table-cell table:formula="of:=INT([.L259]/10000)" office:value-type="float" office:value="0" calcext:value-type="float">
            <text:p>0</text:p>
          </table:table-cell>
          <table:table-cell table:formula="of:=[.W259]*[.X259]+[.Y259]+[.Z259]" office:value-type="float" office:value="0" calcext:value-type="float">
            <text:p>0</text:p>
          </table:table-cell>
          <table:table-cell table:formula="of:=INT([.AA2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9" office:value-type="string" calcext:value-type="string">
            <text:p>TRITO NAVIGATOR</text:p>
          </table:table-cell>
          <table:table-cell table:style-name="ce33" office:value-type="float" office:value="245237000" calcext:value-type="float">
            <text:p>245237000</text:p>
          </table:table-cell>
          <table:table-cell table:style-name="ce21" office:value-type="float" office:value="9631357" calcext:value-type="float">
            <text:p>96313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1" office:value-type="float" office:value="5667" calcext:value-type="float">
            <text:p>5667</text:p>
          </table:table-cell>
          <table:table-cell table:number-columns-repeated="4"/>
          <table:table-cell table:style-name="ce21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0]=&quot;hybrid&quot;;0;IF([.V260]=&quot;LNG&quot;;0.5;IF([.V260]=&quot;Fuel &amp; LNG&quot;;1;IF([.V260]=&quot;Heavy Fuel Oil&quot;;3;IF([.V260]=&quot;Sail&quot;;0;IF([.V260]=&quot;Electric&quot;;0;2))))))" office:value-type="float" office:value="2" calcext:value-type="float">
            <text:p>2</text:p>
          </table:table-cell>
          <table:table-cell table:formula="of:=INT([.Q260]/10000)" office:value-type="float" office:value="0" calcext:value-type="float">
            <text:p>0</text:p>
          </table:table-cell>
          <table:table-cell table:formula="of:=INT([.F260]/1000)" office:value-type="float" office:value="0" calcext:value-type="float">
            <text:p>0</text:p>
          </table:table-cell>
          <table:table-cell table:formula="of:=INT([.L260]/10000)" office:value-type="float" office:value="0" calcext:value-type="float">
            <text:p>0</text:p>
          </table:table-cell>
          <table:table-cell table:formula="of:=[.W260]*[.X260]+[.Y260]+[.Z260]" office:value-type="float" office:value="0" calcext:value-type="float">
            <text:p>0</text:p>
          </table:table-cell>
          <table:table-cell table:formula="of:=INT([.AA2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6" office:value-type="string" calcext:value-type="string">
            <text:p>EMERALD SAKARA</text:p>
          </table:table-cell>
          <table:table-cell table:style-name="ce21" office:value-type="float" office:value="311001261" calcext:value-type="float">
            <text:p>311001261</text:p>
          </table:table-cell>
          <table:table-cell table:style-name="ce34" office:value-type="float" office:value="9948827" calcext:value-type="float">
            <text:p>9948827</text:p>
          </table:table-cell>
          <table:table-cell office:value-type="string" calcext:value-type="string">
            <text:p>passeng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175" calcext:value-type="float">
            <text:p>5175</text:p>
          </table:table-cell>
          <table:table-cell table:number-columns-repeated="4"/>
          <table:table-cell table:formula="of:=1490*2" office:value-type="float" office:value="2980" calcext:value-type="float">
            <text:p>298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1]=&quot;hybrid&quot;;0;IF([.V261]=&quot;LNG&quot;;0.5;IF([.V261]=&quot;Fuel &amp; LNG&quot;;1;IF([.V261]=&quot;Heavy Fuel Oil&quot;;3;IF([.V261]=&quot;Sail&quot;;0;IF([.V261]=&quot;Electric&quot;;0;2))))))" office:value-type="float" office:value="2" calcext:value-type="float">
            <text:p>2</text:p>
          </table:table-cell>
          <table:table-cell table:formula="of:=INT([.Q261]/10000)" office:value-type="float" office:value="0" calcext:value-type="float">
            <text:p>0</text:p>
          </table:table-cell>
          <table:table-cell table:formula="of:=INT([.F261]/1000)" office:value-type="float" office:value="0" calcext:value-type="float">
            <text:p>0</text:p>
          </table:table-cell>
          <table:table-cell table:formula="of:=INT([.L261]/10000)" office:value-type="float" office:value="0" calcext:value-type="float">
            <text:p>0</text:p>
          </table:table-cell>
          <table:table-cell table:formula="of:=[.W261]*[.X261]+[.Y261]+[.Z261]" office:value-type="float" office:value="0" calcext:value-type="float">
            <text:p>0</text:p>
          </table:table-cell>
          <table:table-cell table:formula="of:=INT([.AA2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8" office:value-type="string" calcext:value-type="string">
            <text:p>DELTAGRACHT </text:p>
          </table:table-cell>
          <table:table-cell office:value-type="float" office:value="244155000" calcext:value-type="float">
            <text:p>244155000</text:p>
          </table:table-cell>
          <table:table-cell table:style-name="ce28" office:value-type="float" office:value="9420801" calcext:value-type="float">
            <text:p>942080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3558" calcext:value-type="float">
            <text:p>1355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2]=&quot;hybrid&quot;;0;IF([.V262]=&quot;LNG&quot;;0.5;IF([.V262]=&quot;Fuel &amp; LNG&quot;;1;IF([.V262]=&quot;Heavy Fuel Oil&quot;;3;IF([.V262]=&quot;Sail&quot;;0;IF([.V262]=&quot;Electric&quot;;0;2))))))" office:value-type="float" office:value="2" calcext:value-type="float">
            <text:p>2</text:p>
          </table:table-cell>
          <table:table-cell table:formula="of:=INT([.Q262]/10000)" office:value-type="float" office:value="0" calcext:value-type="float">
            <text:p>0</text:p>
          </table:table-cell>
          <table:table-cell table:formula="of:=INT([.F262]/1000)" office:value-type="float" office:value="0" calcext:value-type="float">
            <text:p>0</text:p>
          </table:table-cell>
          <table:table-cell table:formula="of:=INT([.L262]/10000)" office:value-type="float" office:value="1" calcext:value-type="float">
            <text:p>1</text:p>
          </table:table-cell>
          <table:table-cell table:formula="of:=[.W262]*[.X262]+[.Y262]+[.Z262]" office:value-type="float" office:value="1" calcext:value-type="float">
            <text:p>1</text:p>
          </table:table-cell>
          <table:table-cell table:formula="of:=INT([.AA2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8" office:value-type="string" calcext:value-type="string">
            <text:p>CELEBRITY EQUINOX </text:p>
          </table:table-cell>
          <table:table-cell table:style-name="ce28" office:value-type="float" office:value="249667000" calcext:value-type="float">
            <text:p>249667000</text:p>
          </table:table-cell>
          <table:table-cell table:style-name="ce28" office:value-type="float" office:value="9372456" calcext:value-type="float">
            <text:p>93724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148" calcext:value-type="float">
            <text:p>314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21878" calcext:value-type="float">
            <text:p>121878</text:p>
          </table:table-cell>
          <table:table-cell table:number-columns-repeated="4"/>
          <table:table-cell table:style-name="ce28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3]=&quot;hybrid&quot;;0;IF([.V263]=&quot;LNG&quot;;0.5;IF([.V263]=&quot;Fuel &amp; LNG&quot;;1;IF([.V263]=&quot;Heavy Fuel Oil&quot;;3;IF([.V263]=&quot;Sail&quot;;0;IF([.V263]=&quot;Electric&quot;;0;2))))))" office:value-type="float" office:value="2" calcext:value-type="float">
            <text:p>2</text:p>
          </table:table-cell>
          <table:table-cell table:formula="of:=INT([.Q263]/10000)" office:value-type="float" office:value="6" calcext:value-type="float">
            <text:p>6</text:p>
          </table:table-cell>
          <table:table-cell table:formula="of:=INT([.F263]/1000)" office:value-type="float" office:value="3" calcext:value-type="float">
            <text:p>3</text:p>
          </table:table-cell>
          <table:table-cell table:formula="of:=INT([.L263]/10000)" office:value-type="float" office:value="12" calcext:value-type="float">
            <text:p>12</text:p>
          </table:table-cell>
          <table:table-cell table:formula="of:=[.W263]*[.X263]+[.Y263]+[.Z263]" office:value-type="float" office:value="27" calcext:value-type="float">
            <text:p>27</text:p>
          </table:table-cell>
          <table:table-cell table:formula="of:=INT([.AA26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8" office:value-type="string" calcext:value-type="string">
            <text:p>LE LAPEROUSE </text:p>
          </table:table-cell>
          <table:table-cell table:style-name="ce28" office:value-type="float" office:value="578000900" calcext:value-type="float">
            <text:p>578000900</text:p>
          </table:table-cell>
          <table:table-cell table:style-name="ce28" office:value-type="float" office:value="9814026" calcext:value-type="float">
            <text:p>9814026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9976" calcext:value-type="float">
            <text:p>997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4]=&quot;hybrid&quot;;0;IF([.V264]=&quot;LNG&quot;;0.5;IF([.V264]=&quot;Fuel &amp; LNG&quot;;1;IF([.V264]=&quot;Heavy Fuel Oil&quot;;3;IF([.V264]=&quot;Sail&quot;;0;IF([.V264]=&quot;Electric&quot;;0;2))))))" office:value-type="float" office:value="2" calcext:value-type="float">
            <text:p>2</text:p>
          </table:table-cell>
          <table:table-cell table:formula="of:=INT([.Q264]/10000)" office:value-type="float" office:value="0" calcext:value-type="float">
            <text:p>0</text:p>
          </table:table-cell>
          <table:table-cell table:formula="of:=INT([.F264]/1000)" office:value-type="float" office:value="0" calcext:value-type="float">
            <text:p>0</text:p>
          </table:table-cell>
          <table:table-cell table:formula="of:=INT([.L264]/10000)" office:value-type="float" office:value="0" calcext:value-type="float">
            <text:p>0</text:p>
          </table:table-cell>
          <table:table-cell table:formula="of:=[.W264]*[.X264]+[.Y264]+[.Z264]" office:value-type="float" office:value="0" calcext:value-type="float">
            <text:p>0</text:p>
          </table:table-cell>
          <table:table-cell table:formula="of:=INT([.AA2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8" office:value-type="string" calcext:value-type="string">
            <text:p>MSC SPLENDIDA </text:p>
          </table:table-cell>
          <table:table-cell table:style-name="ce28" office:value-type="float" office:value="357698000" calcext:value-type="float">
            <text:p>357698000</text:p>
          </table:table-cell>
          <table:table-cell table:style-name="ce28" office:value-type="float" office:value="9359806" calcext:value-type="float">
            <text:p>935980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900" calcext:value-type="float">
            <text:p>39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37936" calcext:value-type="float">
            <text:p>13793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5]=&quot;hybrid&quot;;0;IF([.V265]=&quot;LNG&quot;;0.5;IF([.V265]=&quot;Fuel &amp; LNG&quot;;1;IF([.V265]=&quot;Heavy Fuel Oil&quot;;3;IF([.V265]=&quot;Sail&quot;;0;IF([.V265]=&quot;Electric&quot;;0;2))))))" office:value-type="float" office:value="2" calcext:value-type="float">
            <text:p>2</text:p>
          </table:table-cell>
          <table:table-cell table:formula="of:=INT([.Q265]/10000)" office:value-type="float" office:value="4" calcext:value-type="float">
            <text:p>4</text:p>
          </table:table-cell>
          <table:table-cell table:formula="of:=INT([.F265]/1000)" office:value-type="float" office:value="3" calcext:value-type="float">
            <text:p>3</text:p>
          </table:table-cell>
          <table:table-cell table:formula="of:=INT([.L265]/10000)" office:value-type="float" office:value="13" calcext:value-type="float">
            <text:p>13</text:p>
          </table:table-cell>
          <table:table-cell table:formula="of:=[.W265]*[.X265]+[.Y265]+[.Z265]" office:value-type="float" office:value="24" calcext:value-type="float">
            <text:p>24</text:p>
          </table:table-cell>
          <table:table-cell table:formula="of:=INT([.AA26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8" office:value-type="string" calcext:value-type="string">
            <text:p>MARELLA DISCOVERY </text:p>
          </table:table-cell>
          <table:table-cell office:value-type="float" office:value="249639000" calcext:value-type="float">
            <text:p>249639000</text:p>
          </table:table-cell>
          <table:table-cell table:style-name="ce28" office:value-type="string" calcext:value-type="string">
            <text:p><text:a xlink:href="https://www.marinetraffic.com/ais/details/ships/imo:9070632" xlink:type="simple">9070632</text:a> 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8"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69130" calcext:value-type="float">
            <text:p>69130</text:p>
          </table:table-cell>
          <table:table-cell table:number-columns-repeated="4"/>
          <table:table-cell table:formula="of:=11700*5"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6]=&quot;hybrid&quot;;0;IF([.V266]=&quot;LNG&quot;;0.5;IF([.V266]=&quot;Fuel &amp; LNG&quot;;1;IF([.V266]=&quot;Heavy Fuel Oil&quot;;3;IF([.V266]=&quot;Sail&quot;;0;IF([.V266]=&quot;Electric&quot;;0;2))))))" office:value-type="float" office:value="2" calcext:value-type="float">
            <text:p>2</text:p>
          </table:table-cell>
          <table:table-cell table:formula="of:=INT([.Q266]/10000)" office:value-type="float" office:value="5" calcext:value-type="float">
            <text:p>5</text:p>
          </table:table-cell>
          <table:table-cell table:formula="of:=INT([.F266]/1000)" office:value-type="float" office:value="1" calcext:value-type="float">
            <text:p>1</text:p>
          </table:table-cell>
          <table:table-cell table:formula="of:=INT([.L266]/10000)" office:value-type="float" office:value="6" calcext:value-type="float">
            <text:p>6</text:p>
          </table:table-cell>
          <table:table-cell table:formula="of:=[.W266]*[.X266]+[.Y266]+[.Z266]" office:value-type="float" office:value="17" calcext:value-type="float">
            <text:p>17</text:p>
          </table:table-cell>
          <table:table-cell table:formula="of:=INT([.AA26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NA</text:p>
          </table:table-cell>
          <table:table-cell table:style-name="ce28" office:value-type="float" office:value="305961000" calcext:value-type="float">
            <text:p>305961000</text:p>
          </table:table-cell>
          <table:table-cell table:style-name="ce28" office:value-type="float" office:value="9631345" calcext:value-type="float">
            <text:p>963134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table:style-name="ce28" office:value-type="float" office:value="2995" calcext:value-type="float">
            <text:p>29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7]=&quot;hybrid&quot;;0;IF([.V267]=&quot;LNG&quot;;0.5;IF([.V267]=&quot;Fuel &amp; LNG&quot;;1;IF([.V267]=&quot;Heavy Fuel Oil&quot;;3;IF([.V267]=&quot;Sail&quot;;0;IF([.V267]=&quot;Electric&quot;;0;2))))))" office:value-type="float" office:value="2" calcext:value-type="float">
            <text:p>2</text:p>
          </table:table-cell>
          <table:table-cell table:formula="of:=INT([.Q267]/10000)" office:value-type="float" office:value="0" calcext:value-type="float">
            <text:p>0</text:p>
          </table:table-cell>
          <table:table-cell table:formula="of:=INT([.F267]/1000)" office:value-type="float" office:value="0" calcext:value-type="float">
            <text:p>0</text:p>
          </table:table-cell>
          <table:table-cell table:formula="of:=INT([.L267]/10000)" office:value-type="float" office:value="0" calcext:value-type="float">
            <text:p>0</text:p>
          </table:table-cell>
          <table:table-cell table:formula="of:=[.W267]*[.X267]+[.Y267]+[.Z267]" office:value-type="float" office:value="0" calcext:value-type="float">
            <text:p>0</text:p>
          </table:table-cell>
          <table:table-cell table:formula="of:=INT([.AA2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8" office:value-type="string" calcext:value-type="string">
            <text:p>EXPLORER OF THE SEAS</text:p>
          </table:table-cell>
          <table:table-cell office:value-type="float" office:value="311316000" calcext:value-type="float">
            <text:p>311316000</text:p>
          </table:table-cell>
          <table:table-cell table:style-name="ce28" office:value-type="string" calcext:value-type="string">
            <text:p><text:a xlink:href="https://www.marinetraffic.com/ais/details/ships/imo:9161728" xlink:type="simple">9161728</text:a> </text:p>
          </table:table-cell>
          <table:table-cell office:value-type="string" calcext:value-type="string">
            <text:p>passenger</text:p>
          </table:table-cell>
          <table:table-cell office:value-type="float" office:value="4290" calcext:value-type="float">
            <text:p>429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4544" calcext:value-type="float">
            <text:p>7454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8]=&quot;hybrid&quot;;0;IF([.V268]=&quot;LNG&quot;;0.5;IF([.V268]=&quot;Fuel &amp; LNG&quot;;1;IF([.V268]=&quot;Heavy Fuel Oil&quot;;3;IF([.V268]=&quot;Sail&quot;;0;IF([.V268]=&quot;Electric&quot;;0;2))))))" office:value-type="float" office:value="2" calcext:value-type="float">
            <text:p>2</text:p>
          </table:table-cell>
          <table:table-cell table:formula="of:=INT([.Q268]/10000)" office:value-type="float" office:value="7" calcext:value-type="float">
            <text:p>7</text:p>
          </table:table-cell>
          <table:table-cell table:formula="of:=INT([.F268]/1000)" office:value-type="float" office:value="4" calcext:value-type="float">
            <text:p>4</text:p>
          </table:table-cell>
          <table:table-cell table:formula="of:=INT([.L268]/10000)" office:value-type="float" office:value="13" calcext:value-type="float">
            <text:p>13</text:p>
          </table:table-cell>
          <table:table-cell table:formula="of:=[.W268]*[.X268]+[.Y268]+[.Z268]" office:value-type="float" office:value="31" calcext:value-type="float">
            <text:p>31</text:p>
          </table:table-cell>
          <table:table-cell table:formula="of:=INT([.AA26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EUROCARGO VALENCI </text:p>
          </table:table-cell>
          <table:table-cell table:style-name="ce28" office:value-type="float" office:value="249281000" calcext:value-type="float">
            <text:p>249281000</text:p>
          </table:table-cell>
          <table:table-cell table:style-name="ce28" office:value-type="float" office:value="9468918" calcext:value-type="float">
            <text:p>9468918</text:p>
          </table:table-cell>
          <table:table-cell office:value-type="string" calcext:value-type="string">
            <text:p>passenger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8" office:value-type="float" office:value="33816" calcext:value-type="float">
            <text:p>33816</text:p>
          </table:table-cell>
          <table:table-cell table:number-columns-repeated="4"/>
          <table:table-cell table:style-name="ce28"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9]=&quot;hybrid&quot;;0;IF([.V269]=&quot;LNG&quot;;0.5;IF([.V269]=&quot;Fuel &amp; LNG&quot;;1;IF([.V269]=&quot;Heavy Fuel Oil&quot;;3;IF([.V269]=&quot;Sail&quot;;0;IF([.V269]=&quot;Electric&quot;;0;2))))))" office:value-type="float" office:value="2" calcext:value-type="float">
            <text:p>2</text:p>
          </table:table-cell>
          <table:table-cell table:formula="of:=INT([.Q269]/10000)" office:value-type="float" office:value="2" calcext:value-type="float">
            <text:p>2</text:p>
          </table:table-cell>
          <table:table-cell table:formula="of:=INT([.F269]/1000)" office:value-type="float" office:value="0" calcext:value-type="float">
            <text:p>0</text:p>
          </table:table-cell>
          <table:table-cell table:formula="of:=INT([.L269]/10000)" office:value-type="float" office:value="3" calcext:value-type="float">
            <text:p>3</text:p>
          </table:table-cell>
          <table:table-cell table:formula="of:=[.W269]*[.X269]+[.Y269]+[.Z269]" office:value-type="float" office:value="7" calcext:value-type="float">
            <text:p>7</text:p>
          </table:table-cell>
          <table:table-cell table:formula="of:=INT([.AA2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8" office:value-type="string" calcext:value-type="string">
            <text:p>QUEEN VICTORIA </text:p>
          </table:table-cell>
          <table:table-cell table:style-name="ce28" office:value-type="float" office:value="310624000" calcext:value-type="float">
            <text:p>310624000</text:p>
          </table:table-cell>
          <table:table-cell table:style-name="ce28" office:value-type="float" office:value="9320556" calcext:value-type="float">
            <text:p>93205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061" calcext:value-type="float">
            <text:p>206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90746" calcext:value-type="float">
            <text:p>90746</text:p>
          </table:table-cell>
          <table:table-cell table:number-columns-repeated="4"/>
          <table:table-cell table:style-name="ce28" office:value-type="float" office:value="63360" calcext:value-type="float">
            <text:p>63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0]=&quot;hybrid&quot;;0;IF([.V270]=&quot;LNG&quot;;0.5;IF([.V270]=&quot;Fuel &amp; LNG&quot;;1;IF([.V270]=&quot;Heavy Fuel Oil&quot;;3;IF([.V270]=&quot;Sail&quot;;0;IF([.V270]=&quot;Electric&quot;;0;2))))))" office:value-type="float" office:value="2" calcext:value-type="float">
            <text:p>2</text:p>
          </table:table-cell>
          <table:table-cell table:formula="of:=INT([.Q270]/10000)" office:value-type="float" office:value="6" calcext:value-type="float">
            <text:p>6</text:p>
          </table:table-cell>
          <table:table-cell table:formula="of:=INT([.F270]/1000)" office:value-type="float" office:value="2" calcext:value-type="float">
            <text:p>2</text:p>
          </table:table-cell>
          <table:table-cell table:formula="of:=INT([.L270]/10000)" office:value-type="float" office:value="9" calcext:value-type="float">
            <text:p>9</text:p>
          </table:table-cell>
          <table:table-cell table:formula="of:=[.W270]*[.X270]+[.Y270]+[.Z270]" office:value-type="float" office:value="23" calcext:value-type="float">
            <text:p>23</text:p>
          </table:table-cell>
          <table:table-cell table:formula="of:=INT([.AA27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HISTRIA GEMMA </text:p>
          </table:table-cell>
          <table:table-cell table:style-name="ce28" office:value-type="float" office:value="256515000" calcext:value-type="float">
            <text:p>256515000</text:p>
          </table:table-cell>
          <table:table-cell table:style-name="ce28" office:value-type="float" office:value="9436719" calcext:value-type="float">
            <text:p>943671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5864" calcext:value-type="float">
            <text:p>25864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1]=&quot;hybrid&quot;;0;IF([.V271]=&quot;LNG&quot;;0.5;IF([.V271]=&quot;Fuel &amp; LNG&quot;;1;IF([.V271]=&quot;Heavy Fuel Oil&quot;;3;IF([.V271]=&quot;Sail&quot;;0;IF([.V271]=&quot;Electric&quot;;0;2))))))" office:value-type="float" office:value="2" calcext:value-type="float">
            <text:p>2</text:p>
          </table:table-cell>
          <table:table-cell table:formula="of:=INT([.Q271]/10000)" office:value-type="float" office:value="0" calcext:value-type="float">
            <text:p>0</text:p>
          </table:table-cell>
          <table:table-cell table:formula="of:=INT([.F271]/1000)" office:value-type="float" office:value="0" calcext:value-type="float">
            <text:p>0</text:p>
          </table:table-cell>
          <table:table-cell table:formula="of:=INT([.L271]/10000)" office:value-type="float" office:value="2" calcext:value-type="float">
            <text:p>2</text:p>
          </table:table-cell>
          <table:table-cell table:formula="of:=[.W271]*[.X271]+[.Y271]+[.Z271]" office:value-type="float" office:value="2" calcext:value-type="float">
            <text:p>2</text:p>
          </table:table-cell>
          <table:table-cell table:formula="of:=INT([.AA2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VOYAGER OF THE SEAS </text:p>
          </table:table-cell>
          <table:table-cell table:style-name="ce28" office:value-type="float" office:value="311317000" calcext:value-type="float">
            <text:p>311317000</text:p>
          </table:table-cell>
          <table:table-cell table:style-name="ce28" office:value-type="float" office:value="9161716" calcext:value-type="float">
            <text:p>9161716</text:p>
          </table:table-cell>
          <table:table-cell office:value-type="string" calcext:value-type="string">
            <text:p>passenger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8"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2]=&quot;hybrid&quot;;0;IF([.V272]=&quot;LNG&quot;;0.5;IF([.V272]=&quot;Fuel &amp; LNG&quot;;1;IF([.V272]=&quot;Heavy Fuel Oil&quot;;3;IF([.V272]=&quot;Sail&quot;;0;IF([.V272]=&quot;Electric&quot;;0;2))))))" office:value-type="float" office:value="2" calcext:value-type="float">
            <text:p>2</text:p>
          </table:table-cell>
          <table:table-cell table:formula="of:=INT([.Q272]/10000)" office:value-type="float" office:value="7" calcext:value-type="float">
            <text:p>7</text:p>
          </table:table-cell>
          <table:table-cell table:formula="of:=INT([.F272]/1000)" office:value-type="float" office:value="4" calcext:value-type="float">
            <text:p>4</text:p>
          </table:table-cell>
          <table:table-cell table:formula="of:=INT([.L272]/10000)" office:value-type="float" office:value="13" calcext:value-type="float">
            <text:p>13</text:p>
          </table:table-cell>
          <table:table-cell table:formula="of:=[.W272]*[.X272]+[.Y272]+[.Z272]" office:value-type="float" office:value="31" calcext:value-type="float">
            <text:p>31</text:p>
          </table:table-cell>
          <table:table-cell table:formula="of:=INT([.AA27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VEN SEAS GRANDEUR</text:p>
          </table:table-cell>
          <table:table-cell table:style-name="ce28" office:value-type="float" office:value="538010706" calcext:value-type="float">
            <text:p>538010706</text:p>
          </table:table-cell>
          <table:table-cell table:style-name="ce28" office:value-type="float" office:value="9877444" calcext:value-type="float">
            <text:p>9877444</text:p>
          </table:table-cell>
          <table:table-cell office:value-type="string" calcext:value-type="string">
            <text:p>passenger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8" office:value-type="float" office:value="54000" calcext:value-type="float">
            <text:p>54000</text:p>
          </table:table-cell>
          <table:table-cell table:number-columns-repeated="4"/>
          <table:table-cell table:style-name="ce28" office:value-type="float" office:value="43508" calcext:value-type="float">
            <text:p>435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3]=&quot;hybrid&quot;;0;IF([.V273]=&quot;LNG&quot;;0.5;IF([.V273]=&quot;Fuel &amp; LNG&quot;;1;IF([.V273]=&quot;Heavy Fuel Oil&quot;;3;IF([.V273]=&quot;Sail&quot;;0;IF([.V273]=&quot;Electric&quot;;0;2))))))" office:value-type="float" office:value="2" calcext:value-type="float">
            <text:p>2</text:p>
          </table:table-cell>
          <table:table-cell table:formula="of:=INT([.Q273]/10000)" office:value-type="float" office:value="4" calcext:value-type="float">
            <text:p>4</text:p>
          </table:table-cell>
          <table:table-cell table:formula="of:=INT([.F273]/1000)" office:value-type="float" office:value="0" calcext:value-type="float">
            <text:p>0</text:p>
          </table:table-cell>
          <table:table-cell table:formula="of:=INT([.L273]/10000)" office:value-type="float" office:value="5" calcext:value-type="float">
            <text:p>5</text:p>
          </table:table-cell>
          <table:table-cell table:formula="of:=[.W273]*[.X273]+[.Y273]+[.Z273]" office:value-type="float" office:value="13" calcext:value-type="float">
            <text:p>13</text:p>
          </table:table-cell>
          <table:table-cell table:formula="of:=INT([.AA27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NUNALIK </text:p>
          </table:table-cell>
          <table:table-cell table:style-name="ce28" office:value-type="float" office:value="244020048" calcext:value-type="float">
            <text:p>244020048</text:p>
          </table:table-cell>
          <table:table-cell office:value-type="float" office:value="9466996" calcext:value-type="float">
            <text:p>9466996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table:style-name="ce28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4]=&quot;hybrid&quot;;0;IF([.V274]=&quot;LNG&quot;;0.5;IF([.V274]=&quot;Fuel &amp; LNG&quot;;1;IF([.V274]=&quot;Heavy Fuel Oil&quot;;3;IF([.V274]=&quot;Sail&quot;;0;IF([.V274]=&quot;Electric&quot;;0;2))))))" office:value-type="float" office:value="2" calcext:value-type="float">
            <text:p>2</text:p>
          </table:table-cell>
          <table:table-cell table:formula="of:=INT([.Q274]/10000)" office:value-type="float" office:value="0" calcext:value-type="float">
            <text:p>0</text:p>
          </table:table-cell>
          <table:table-cell table:formula="of:=INT([.F274]/1000)" office:value-type="float" office:value="0" calcext:value-type="float">
            <text:p>0</text:p>
          </table:table-cell>
          <table:table-cell table:formula="of:=INT([.L274]/10000)" office:value-type="float" office:value="0" calcext:value-type="float">
            <text:p>0</text:p>
          </table:table-cell>
          <table:table-cell table:formula="of:=[.W274]*[.X274]+[.Y274]+[.Z274]" office:value-type="float" office:value="0" calcext:value-type="float">
            <text:p>0</text:p>
          </table:table-cell>
          <table:table-cell table:formula="of:=INT([.AA2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NORWEGIAN PEARL </text:p>
          </table:table-cell>
          <table:table-cell table:style-name="ce28" office:value-type="float" office:value="309653000" calcext:value-type="float">
            <text:p>309653000</text:p>
          </table:table-cell>
          <table:table-cell table:style-name="ce28" office:value-type="float" office:value="9342281" calcext:value-type="float">
            <text:p>9342281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344" calcext:value-type="float">
            <text:p>234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93530" calcext:value-type="float">
            <text:p>93530</text:p>
          </table:table-cell>
          <table:table-cell table:number-columns-repeated="4"/>
          <table:table-cell table:style-name="ce28"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5]=&quot;hybrid&quot;;0;IF([.V275]=&quot;LNG&quot;;0.5;IF([.V275]=&quot;Fuel &amp; LNG&quot;;1;IF([.V275]=&quot;Heavy Fuel Oil&quot;;3;IF([.V275]=&quot;Sail&quot;;0;IF([.V275]=&quot;Electric&quot;;0;2))))))" office:value-type="float" office:value="2" calcext:value-type="float">
            <text:p>2</text:p>
          </table:table-cell>
          <table:table-cell table:formula="of:=INT([.Q275]/10000)" office:value-type="float" office:value="7" calcext:value-type="float">
            <text:p>7</text:p>
          </table:table-cell>
          <table:table-cell table:formula="of:=INT([.F275]/1000)" office:value-type="float" office:value="2" calcext:value-type="float">
            <text:p>2</text:p>
          </table:table-cell>
          <table:table-cell table:formula="of:=INT([.L275]/10000)" office:value-type="float" office:value="9" calcext:value-type="float">
            <text:p>9</text:p>
          </table:table-cell>
          <table:table-cell table:formula="of:=[.W275]*[.X275]+[.Y275]+[.Z275]" office:value-type="float" office:value="25" calcext:value-type="float">
            <text:p>25</text:p>
          </table:table-cell>
          <table:table-cell table:formula="of:=INT([.AA27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BBC SEINE </text:p>
          </table:table-cell>
          <table:table-cell table:style-name="ce28" office:value-type="float" office:value="305590000" calcext:value-type="float">
            <text:p>305590000</text:p>
          </table:table-cell>
          <table:table-cell table:style-name="ce28" office:value-type="float" office:value="9508380" calcext:value-type="float">
            <text:p>950838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12974" calcext:value-type="float">
            <text:p>12974</text:p>
          </table:table-cell>
          <table:table-cell table:number-columns-repeated="4"/>
          <table:table-cell table:style-name="ce28" office:value-type="float" office:value="7074" calcext:value-type="float">
            <text:p>707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6]=&quot;hybrid&quot;;0;IF([.V276]=&quot;LNG&quot;;0.5;IF([.V276]=&quot;Fuel &amp; LNG&quot;;1;IF([.V276]=&quot;Heavy Fuel Oil&quot;;3;IF([.V276]=&quot;Sail&quot;;0;IF([.V276]=&quot;Electric&quot;;0;2))))))" office:value-type="float" office:value="2" calcext:value-type="float">
            <text:p>2</text:p>
          </table:table-cell>
          <table:table-cell table:formula="of:=INT([.Q276]/10000)" office:value-type="float" office:value="0" calcext:value-type="float">
            <text:p>0</text:p>
          </table:table-cell>
          <table:table-cell table:formula="of:=INT([.F276]/1000)" office:value-type="float" office:value="0" calcext:value-type="float">
            <text:p>0</text:p>
          </table:table-cell>
          <table:table-cell table:formula="of:=INT([.L276]/10000)" office:value-type="float" office:value="1" calcext:value-type="float">
            <text:p>1</text:p>
          </table:table-cell>
          <table:table-cell table:formula="of:=[.W276]*[.X276]+[.Y276]+[.Z276]" office:value-type="float" office:value="1" calcext:value-type="float">
            <text:p>1</text:p>
          </table:table-cell>
          <table:table-cell table:formula="of:=INT([.AA2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FWN SUN </text:p>
          </table:table-cell>
          <table:table-cell table:style-name="ce28" office:value-type="float" office:value="244770393" calcext:value-type="float">
            <text:p>244770393</text:p>
          </table:table-cell>
          <table:table-cell table:style-name="ce28" office:value-type="float" office:value="9721669" calcext:value-type="float">
            <text:p>97216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6749" calcext:value-type="float">
            <text:p>6749</text:p>
          </table:table-cell>
          <table:table-cell table:number-columns-repeated="4"/>
          <table:table-cell table:style-name="ce28" office:value-type="float" office:value="2999" calcext:value-type="float">
            <text:p>29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7]=&quot;hybrid&quot;;0;IF([.V277]=&quot;LNG&quot;;0.5;IF([.V277]=&quot;Fuel &amp; LNG&quot;;1;IF([.V277]=&quot;Heavy Fuel Oil&quot;;3;IF([.V277]=&quot;Sail&quot;;0;IF([.V277]=&quot;Electric&quot;;0;2))))))" office:value-type="float" office:value="2" calcext:value-type="float">
            <text:p>2</text:p>
          </table:table-cell>
          <table:table-cell table:formula="of:=INT([.Q277]/10000)" office:value-type="float" office:value="0" calcext:value-type="float">
            <text:p>0</text:p>
          </table:table-cell>
          <table:table-cell table:formula="of:=INT([.F277]/1000)" office:value-type="float" office:value="0" calcext:value-type="float">
            <text:p>0</text:p>
          </table:table-cell>
          <table:table-cell table:formula="of:=INT([.L277]/10000)" office:value-type="float" office:value="0" calcext:value-type="float">
            <text:p>0</text:p>
          </table:table-cell>
          <table:table-cell table:formula="of:=[.W277]*[.X277]+[.Y277]+[.Z277]" office:value-type="float" office:value="0" calcext:value-type="float">
            <text:p>0</text:p>
          </table:table-cell>
          <table:table-cell table:formula="of:=INT([.AA2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HISTRIA ATLAS </text:p>
          </table:table-cell>
          <table:table-cell office:value-type="float" office:value="636019212" calcext:value-type="float">
            <text:p>636019212</text:p>
          </table:table-cell>
          <table:table-cell office:value-type="float" office:value="9800790" calcext:value-type="float">
            <text:p>9800790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6310" calcext:value-type="float">
            <text:p>26310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8]=&quot;hybrid&quot;;0;IF([.V278]=&quot;LNG&quot;;0.5;IF([.V278]=&quot;Fuel &amp; LNG&quot;;1;IF([.V278]=&quot;Heavy Fuel Oil&quot;;3;IF([.V278]=&quot;Sail&quot;;0;IF([.V278]=&quot;Electric&quot;;0;2))))))" office:value-type="float" office:value="2" calcext:value-type="float">
            <text:p>2</text:p>
          </table:table-cell>
          <table:table-cell table:formula="of:=INT([.Q278]/10000)" office:value-type="float" office:value="0" calcext:value-type="float">
            <text:p>0</text:p>
          </table:table-cell>
          <table:table-cell table:formula="of:=INT([.F278]/1000)" office:value-type="float" office:value="0" calcext:value-type="float">
            <text:p>0</text:p>
          </table:table-cell>
          <table:table-cell table:formula="of:=INT([.L278]/10000)" office:value-type="float" office:value="2" calcext:value-type="float">
            <text:p>2</text:p>
          </table:table-cell>
          <table:table-cell table:formula="of:=[.W278]*[.X278]+[.Y278]+[.Z278]" office:value-type="float" office:value="2" calcext:value-type="float">
            <text:p>2</text:p>
          </table:table-cell>
          <table:table-cell table:formula="of:=INT([.AA2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HEBRIDEAN SKY</text:p>
          </table:table-cell>
          <table:table-cell table:style-name="ce28" office:value-type="float" office:value="311000253" calcext:value-type="float">
            <text:p>311000253</text:p>
          </table:table-cell>
          <table:table-cell table:style-name="ce28" office:value-type="float" office:value="8802882" calcext:value-type="float">
            <text:p>8802882</text:p>
          </table:table-cell>
          <table:table-cell office:value-type="string" calcext:value-type="string">
            <text:p>passenger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49" office:value-type="float" office:value="4200" calcext:value-type="float">
            <text:p>4200</text:p>
          </table:table-cell>
          <table:table-cell table:number-columns-repeated="4"/>
          <table:table-cell office:value-type="float" office:value="4839" calcext:value-type="float">
            <text:p>483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9]=&quot;hybrid&quot;;0;IF([.V279]=&quot;LNG&quot;;0.5;IF([.V279]=&quot;Fuel &amp; LNG&quot;;1;IF([.V279]=&quot;Heavy Fuel Oil&quot;;3;IF([.V279]=&quot;Sail&quot;;0;IF([.V279]=&quot;Electric&quot;;0;2))))))" office:value-type="float" office:value="2" calcext:value-type="float">
            <text:p>2</text:p>
          </table:table-cell>
          <table:table-cell table:formula="of:=INT([.Q279]/10000)" office:value-type="float" office:value="0" calcext:value-type="float">
            <text:p>0</text:p>
          </table:table-cell>
          <table:table-cell table:formula="of:=INT([.F279]/1000)" office:value-type="float" office:value="0" calcext:value-type="float">
            <text:p>0</text:p>
          </table:table-cell>
          <table:table-cell table:formula="of:=INT([.L279]/10000)" office:value-type="float" office:value="0" calcext:value-type="float">
            <text:p>0</text:p>
          </table:table-cell>
          <table:table-cell table:formula="of:=[.W279]*[.X279]+[.Y279]+[.Z279]" office:value-type="float" office:value="0" calcext:value-type="float">
            <text:p>0</text:p>
          </table:table-cell>
          <table:table-cell table:formula="of:=INT([.AA2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NQ FREESIA </text:p>
          </table:table-cell>
          <table:table-cell table:style-name="ce28" office:value-type="float" office:value="229424000" calcext:value-type="float">
            <text:p>229424000</text:p>
          </table:table-cell>
          <table:table-cell table:style-name="ce28" office:value-type="float" office:value="9829772" calcext:value-type="float">
            <text:p>982977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8860" calcext:value-type="float">
            <text:p>8860</text:p>
          </table:table-cell>
          <table:table-cell table:number-columns-repeated="4"/>
          <table:table-cell table:style-name="ce28" office:value-type="float" office:value="3320" calcext:value-type="float">
            <text:p>3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0]=&quot;hybrid&quot;;0;IF([.V280]=&quot;LNG&quot;;0.5;IF([.V280]=&quot;Fuel &amp; LNG&quot;;1;IF([.V280]=&quot;Heavy Fuel Oil&quot;;3;IF([.V280]=&quot;Sail&quot;;0;IF([.V280]=&quot;Electric&quot;;0;2))))))" office:value-type="float" office:value="2" calcext:value-type="float">
            <text:p>2</text:p>
          </table:table-cell>
          <table:table-cell table:formula="of:=INT([.Q280]/10000)" office:value-type="float" office:value="0" calcext:value-type="float">
            <text:p>0</text:p>
          </table:table-cell>
          <table:table-cell table:formula="of:=INT([.F280]/1000)" office:value-type="float" office:value="0" calcext:value-type="float">
            <text:p>0</text:p>
          </table:table-cell>
          <table:table-cell table:formula="of:=INT([.L280]/10000)" office:value-type="float" office:value="0" calcext:value-type="float">
            <text:p>0</text:p>
          </table:table-cell>
          <table:table-cell table:formula="of:=[.W280]*[.X280]+[.Y280]+[.Z280]" office:value-type="float" office:value="0" calcext:value-type="float">
            <text:p>0</text:p>
          </table:table-cell>
          <table:table-cell table:formula="of:=INT([.AA2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DOLFIJNGRACHT </text:p>
          </table:table-cell>
          <table:table-cell table:style-name="ce28" office:value-type="float" office:value="245033000" calcext:value-type="float">
            <text:p>245033000</text:p>
          </table:table-cell>
          <table:table-cell table:style-name="ce28" office:value-type="float" office:value="9420825" calcext:value-type="float">
            <text:p>942082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706" calcext:value-type="float">
            <text:p>13706</text:p>
          </table:table-cell>
          <table:table-cell table:number-columns-repeated="4"/>
          <table:table-cell table:style-name="ce28"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1]=&quot;hybrid&quot;;0;IF([.V281]=&quot;LNG&quot;;0.5;IF([.V281]=&quot;Fuel &amp; LNG&quot;;1;IF([.V281]=&quot;Heavy Fuel Oil&quot;;3;IF([.V281]=&quot;Sail&quot;;0;IF([.V281]=&quot;Electric&quot;;0;2))))))" office:value-type="float" office:value="2" calcext:value-type="float">
            <text:p>2</text:p>
          </table:table-cell>
          <table:table-cell table:formula="of:=INT([.Q281]/10000)" office:value-type="float" office:value="0" calcext:value-type="float">
            <text:p>0</text:p>
          </table:table-cell>
          <table:table-cell table:formula="of:=INT([.F281]/1000)" office:value-type="float" office:value="0" calcext:value-type="float">
            <text:p>0</text:p>
          </table:table-cell>
          <table:table-cell table:formula="of:=INT([.L281]/10000)" office:value-type="float" office:value="1" calcext:value-type="float">
            <text:p>1</text:p>
          </table:table-cell>
          <table:table-cell table:formula="of:=[.W281]*[.X281]+[.Y281]+[.Z281]" office:value-type="float" office:value="1" calcext:value-type="float">
            <text:p>1</text:p>
          </table:table-cell>
          <table:table-cell table:formula="of:=INT([.AA2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CRYSTAL SERENITY </text:p>
          </table:table-cell>
          <table:table-cell table:style-name="ce28" office:value-type="float" office:value="311536000" calcext:value-type="float">
            <text:p>311536000</text:p>
          </table:table-cell>
          <table:table-cell table:style-name="ce28" office:value-type="float" office:value="9243667" calcext:value-type="float">
            <text:p>9243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140" calcext:value-type="float">
            <text:p>11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style-name="ce49" office:value-type="float" office:value="2003" calcext:value-type="float">
            <text:p>2003</text:p>
          </table:table-cell>
          <table:table-cell/>
          <table:table-cell table:style-name="ce28" office:value-type="float" office:value="68870" calcext:value-type="float">
            <text:p>68870</text:p>
          </table:table-cell>
          <table:table-cell table:number-columns-repeated="4"/>
          <table:table-cell table:style-name="ce28" office:value-type="float" office:value="52200" calcext:value-type="float">
            <text:p>52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2]=&quot;hybrid&quot;;0;IF([.V282]=&quot;LNG&quot;;0.5;IF([.V282]=&quot;Fuel &amp; LNG&quot;;1;IF([.V282]=&quot;Heavy Fuel Oil&quot;;3;IF([.V282]=&quot;Sail&quot;;0;IF([.V282]=&quot;Electric&quot;;0;2))))))" office:value-type="float" office:value="2" calcext:value-type="float">
            <text:p>2</text:p>
          </table:table-cell>
          <table:table-cell table:formula="of:=INT([.Q282]/10000)" office:value-type="float" office:value="5" calcext:value-type="float">
            <text:p>5</text:p>
          </table:table-cell>
          <table:table-cell table:formula="of:=INT([.F282]/1000)" office:value-type="float" office:value="1" calcext:value-type="float">
            <text:p>1</text:p>
          </table:table-cell>
          <table:table-cell table:formula="of:=INT([.L282]/10000)" office:value-type="float" office:value="6" calcext:value-type="float">
            <text:p>6</text:p>
          </table:table-cell>
          <table:table-cell table:formula="of:=[.W282]*[.X282]+[.Y282]+[.Z282]" office:value-type="float" office:value="17" calcext:value-type="float">
            <text:p>17</text:p>
          </table:table-cell>
          <table:table-cell table:formula="of:=INT([.AA28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SUOMIGRACHT</text:p>
          </table:table-cell>
          <table:table-cell table:style-name="ce28" office:value-type="float" office:value="246100000" calcext:value-type="float">
            <text:p>246100000</text:p>
          </table:table-cell>
          <table:table-cell table:style-name="ce49" office:value-type="float" office:value="9288057" calcext:value-type="float">
            <text:p>92880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8321" calcext:value-type="float">
            <text:p>18321</text:p>
          </table:table-cell>
          <table:table-cell table:number-columns-repeated="4"/>
          <table:table-cell table:style-name="ce28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3]=&quot;hybrid&quot;;0;IF([.V283]=&quot;LNG&quot;;0.5;IF([.V283]=&quot;Fuel &amp; LNG&quot;;1;IF([.V283]=&quot;Heavy Fuel Oil&quot;;3;IF([.V283]=&quot;Sail&quot;;0;IF([.V283]=&quot;Electric&quot;;0;2))))))" office:value-type="float" office:value="2" calcext:value-type="float">
            <text:p>2</text:p>
          </table:table-cell>
          <table:table-cell table:formula="of:=INT([.Q283]/10000)" office:value-type="float" office:value="1" calcext:value-type="float">
            <text:p>1</text:p>
          </table:table-cell>
          <table:table-cell table:formula="of:=INT([.F283]/1000)" office:value-type="float" office:value="0" calcext:value-type="float">
            <text:p>0</text:p>
          </table:table-cell>
          <table:table-cell table:formula="of:=INT([.L283]/10000)" office:value-type="float" office:value="1" calcext:value-type="float">
            <text:p>1</text:p>
          </table:table-cell>
          <table:table-cell table:formula="of:=[.W283]*[.X283]+[.Y283]+[.Z283]" office:value-type="float" office:value="3" calcext:value-type="float">
            <text:p>3</text:p>
          </table:table-cell>
          <table:table-cell table:formula="of:=INT([.AA2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XPLORA II </text:p>
          </table:table-cell>
          <table:table-cell table:style-name="ce28" office:value-type="float" office:value="256798000" calcext:value-type="float">
            <text:p>256798000</text:p>
          </table:table-cell>
          <table:table-cell table:style-name="ce28" office:value-type="float" office:value="9869887" calcext:value-type="float">
            <text:p>986988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473" calcext:value-type="float">
            <text:p>1473</text:p>
          </table:table-cell>
          <table:table-cell/>
          <table:table-cell table:style-name="ce49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63621" calcext:value-type="float">
            <text:p>63621</text:p>
          </table:table-cell>
          <table:table-cell table:number-columns-repeated="4"/>
          <table:table-cell table:style-name="ce28" office:value-type="float" office:value="52208" calcext:value-type="float">
            <text:p>522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4]=&quot;hybrid&quot;;0;IF([.V284]=&quot;LNG&quot;;0.5;IF([.V284]=&quot;Fuel &amp; LNG&quot;;1;IF([.V284]=&quot;Heavy Fuel Oil&quot;;3;IF([.V284]=&quot;Sail&quot;;0;IF([.V284]=&quot;Electric&quot;;0;2))))))" office:value-type="float" office:value="2" calcext:value-type="float">
            <text:p>2</text:p>
          </table:table-cell>
          <table:table-cell table:formula="of:=INT([.Q284]/10000)" office:value-type="float" office:value="5" calcext:value-type="float">
            <text:p>5</text:p>
          </table:table-cell>
          <table:table-cell table:formula="of:=INT([.F284]/1000)" office:value-type="float" office:value="1" calcext:value-type="float">
            <text:p>1</text:p>
          </table:table-cell>
          <table:table-cell table:formula="of:=INT([.L284]/10000)" office:value-type="float" office:value="6" calcext:value-type="float">
            <text:p>6</text:p>
          </table:table-cell>
          <table:table-cell table:formula="of:=[.W284]*[.X284]+[.Y284]+[.Z284]" office:value-type="float" office:value="17" calcext:value-type="float">
            <text:p>17</text:p>
          </table:table-cell>
          <table:table-cell table:formula="of:=INT([.AA28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VALSESIA </text:p>
          </table:table-cell>
          <table:table-cell table:style-name="ce28" office:value-type="float" office:value="215063000" calcext:value-type="float">
            <text:p>215063000</text:p>
          </table:table-cell>
          <table:table-cell table:style-name="ce28" office:value-type="float" office:value="9385178" calcext:value-type="float">
            <text:p>9385178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23335" calcext:value-type="float">
            <text:p>23335</text:p>
          </table:table-cell>
          <table:table-cell table:number-columns-repeated="4"/>
          <table:table-cell table:style-name="ce28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5]=&quot;hybrid&quot;;0;IF([.V285]=&quot;LNG&quot;;0.5;IF([.V285]=&quot;Fuel &amp; LNG&quot;;1;IF([.V285]=&quot;Heavy Fuel Oil&quot;;3;IF([.V285]=&quot;Sail&quot;;0;IF([.V285]=&quot;Electric&quot;;0;2))))))" office:value-type="float" office:value="2" calcext:value-type="float">
            <text:p>2</text:p>
          </table:table-cell>
          <table:table-cell table:formula="of:=INT([.Q285]/10000)" office:value-type="float" office:value="0" calcext:value-type="float">
            <text:p>0</text:p>
          </table:table-cell>
          <table:table-cell table:formula="of:=INT([.F285]/1000)" office:value-type="float" office:value="0" calcext:value-type="float">
            <text:p>0</text:p>
          </table:table-cell>
          <table:table-cell table:formula="of:=INT([.L285]/10000)" office:value-type="float" office:value="2" calcext:value-type="float">
            <text:p>2</text:p>
          </table:table-cell>
          <table:table-cell table:formula="of:=[.W285]*[.X285]+[.Y285]+[.Z285]" office:value-type="float" office:value="2" calcext:value-type="float">
            <text:p>2</text:p>
          </table:table-cell>
          <table:table-cell table:formula="of:=INT([.AA28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SYLVIA EARLE </text:p>
          </table:table-cell>
          <table:table-cell table:style-name="ce28" office:value-type="float" office:value="311000867" calcext:value-type="float">
            <text:p>311000867</text:p>
          </table:table-cell>
          <table:table-cell table:style-name="ce28" office:value-type="float" office:value="9872327" calcext:value-type="float">
            <text:p>9872327</text:p>
          </table:table-cell>
          <table:table-cell office:value-type="string" calcext:value-type="string">
            <text:p>passenger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022" calcext:value-type="float">
            <text:p>2022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6]=&quot;hybrid&quot;;0;IF([.V286]=&quot;LNG&quot;;0.5;IF([.V286]=&quot;Fuel &amp; LNG&quot;;1;IF([.V286]=&quot;Heavy Fuel Oil&quot;;3;IF([.V286]=&quot;Sail&quot;;0;IF([.V286]=&quot;Electric&quot;;0;2))))))" office:value-type="float" office:value="2" calcext:value-type="float">
            <text:p>2</text:p>
          </table:table-cell>
          <table:table-cell table:formula="of:=INT([.Q286]/10000)" office:value-type="float" office:value="0" calcext:value-type="float">
            <text:p>0</text:p>
          </table:table-cell>
          <table:table-cell table:formula="of:=INT([.F286]/1000)" office:value-type="float" office:value="0" calcext:value-type="float">
            <text:p>0</text:p>
          </table:table-cell>
          <table:table-cell table:formula="of:=INT([.L286]/10000)" office:value-type="float" office:value="0" calcext:value-type="float">
            <text:p>0</text:p>
          </table:table-cell>
          <table:table-cell table:formula="of:=[.W286]*[.X286]+[.Y286]+[.Z286]" office:value-type="float" office:value="0" calcext:value-type="float">
            <text:p>0</text:p>
          </table:table-cell>
          <table:table-cell table:formula="of:=INT([.AA28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YSTAL SYMPHONY</text:p>
          </table:table-cell>
          <table:table-cell table:style-name="ce28" office:value-type="float" office:value="309168000" calcext:value-type="float">
            <text:p>309168000</text:p>
          </table:table-cell>
          <table:table-cell table:style-name="ce28" office:value-type="float" office:value="9066667" calcext:value-type="float">
            <text:p>9066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975" calcext:value-type="float">
            <text:p>97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51044" calcext:value-type="float">
            <text:p>51044</text:p>
          </table:table-cell>
          <table:table-cell table:number-columns-repeated="4"/>
          <table:table-cell table:style-name="ce28" office:value-type="float" office:value="36330" calcext:value-type="float">
            <text:p>363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7]=&quot;hybrid&quot;;0;IF([.V287]=&quot;LNG&quot;;0.5;IF([.V287]=&quot;Fuel &amp; LNG&quot;;1;IF([.V287]=&quot;Heavy Fuel Oil&quot;;3;IF([.V287]=&quot;Sail&quot;;0;IF([.V287]=&quot;Electric&quot;;0;2))))))" office:value-type="float" office:value="2" calcext:value-type="float">
            <text:p>2</text:p>
          </table:table-cell>
          <table:table-cell table:formula="of:=INT([.Q287]/10000)" office:value-type="float" office:value="3" calcext:value-type="float">
            <text:p>3</text:p>
          </table:table-cell>
          <table:table-cell table:formula="of:=INT([.F287]/1000)" office:value-type="float" office:value="0" calcext:value-type="float">
            <text:p>0</text:p>
          </table:table-cell>
          <table:table-cell table:formula="of:=INT([.L287]/10000)" office:value-type="float" office:value="5" calcext:value-type="float">
            <text:p>5</text:p>
          </table:table-cell>
          <table:table-cell table:formula="of:=[.W287]*[.X287]+[.Y287]+[.Z287]" office:value-type="float" office:value="11" calcext:value-type="float">
            <text:p>11</text:p>
          </table:table-cell>
          <table:table-cell table:formula="of:=INT([.AA2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RENT NAVIGATOR </text:p>
          </table:table-cell>
          <table:table-cell table:style-name="ce49" office:value-type="float" office:value="246867000" calcext:value-type="float">
            <text:p>246867000</text:p>
          </table:table-cell>
          <table:table-cell table:style-name="ce49" office:value-type="float" office:value="9631369" calcext:value-type="float">
            <text:p>96313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office:value-type="float" office:value="3840" calcext:value-type="float">
            <text:p>38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8]=&quot;hybrid&quot;;0;IF([.V288]=&quot;LNG&quot;;0.5;IF([.V288]=&quot;Fuel &amp; LNG&quot;;1;IF([.V288]=&quot;Heavy Fuel Oil&quot;;3;IF([.V288]=&quot;Sail&quot;;0;IF([.V288]=&quot;Electric&quot;;0;2))))))" office:value-type="float" office:value="2" calcext:value-type="float">
            <text:p>2</text:p>
          </table:table-cell>
          <table:table-cell table:formula="of:=INT([.Q288]/10000)" office:value-type="float" office:value="0" calcext:value-type="float">
            <text:p>0</text:p>
          </table:table-cell>
          <table:table-cell table:formula="of:=INT([.F288]/1000)" office:value-type="float" office:value="0" calcext:value-type="float">
            <text:p>0</text:p>
          </table:table-cell>
          <table:table-cell table:formula="of:=INT([.L288]/10000)" office:value-type="float" office:value="0" calcext:value-type="float">
            <text:p>0</text:p>
          </table:table-cell>
          <table:table-cell table:formula="of:=[.W288]*[.X288]+[.Y288]+[.Z288]" office:value-type="float" office:value="0" calcext:value-type="float">
            <text:p>0</text:p>
          </table:table-cell>
          <table:table-cell table:formula="of:=INT([.AA28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HE WORLD </text:p>
          </table:table-cell>
          <table:table-cell table:style-name="ce28" office:value-type="float" office:value="311213000" calcext:value-type="float">
            <text:p>311213000</text:p>
          </table:table-cell>
          <table:table-cell table:style-name="ce28" office:value-type="float" office:value="9219331" calcext:value-type="float">
            <text:p>9219331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042" calcext:value-type="float">
            <text:p>104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43188" calcext:value-type="float">
            <text:p>43188</text:p>
          </table:table-cell>
          <table:table-cell table:number-columns-repeated="4"/>
          <table:table-cell table:style-name="ce28" office:value-type="float" office:value="11880" calcext:value-type="float">
            <text:p>118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9]=&quot;hybrid&quot;;0;IF([.V289]=&quot;LNG&quot;;0.5;IF([.V289]=&quot;Fuel &amp; LNG&quot;;1;IF([.V289]=&quot;Heavy Fuel Oil&quot;;3;IF([.V289]=&quot;Sail&quot;;0;IF([.V289]=&quot;Electric&quot;;0;2))))))" office:value-type="float" office:value="2" calcext:value-type="float">
            <text:p>2</text:p>
          </table:table-cell>
          <table:table-cell table:formula="of:=INT([.Q289]/10000)" office:value-type="float" office:value="1" calcext:value-type="float">
            <text:p>1</text:p>
          </table:table-cell>
          <table:table-cell table:formula="of:=INT([.F289]/1000)" office:value-type="float" office:value="1" calcext:value-type="float">
            <text:p>1</text:p>
          </table:table-cell>
          <table:table-cell table:formula="of:=INT([.L289]/10000)" office:value-type="float" office:value="4" calcext:value-type="float">
            <text:p>4</text:p>
          </table:table-cell>
          <table:table-cell table:formula="of:=[.W289]*[.X289]+[.Y289]+[.Z289]" office:value-type="float" office:value="7" calcext:value-type="float">
            <text:p>7</text:p>
          </table:table-cell>
          <table:table-cell table:formula="of:=INT([.AA2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0]=&quot;hybrid&quot;;0;IF([.V290]=&quot;LNG&quot;;0.5;IF([.V290]=&quot;Fuel &amp; LNG&quot;;1;IF([.V290]=&quot;Heavy Fuel Oil&quot;;3;IF([.V290]=&quot;Sail&quot;;0;IF([.V290]=&quot;Electric&quot;;0;2))))))" office:value-type="float" office:value="2" calcext:value-type="float">
            <text:p>2</text:p>
          </table:table-cell>
          <table:table-cell table:formula="of:=INT([.Q290]/10000)" office:value-type="float" office:value="0" calcext:value-type="float">
            <text:p>0</text:p>
          </table:table-cell>
          <table:table-cell table:formula="of:=INT([.F290]/1000)" office:value-type="float" office:value="0" calcext:value-type="float">
            <text:p>0</text:p>
          </table:table-cell>
          <table:table-cell table:formula="of:=INT([.L290]/10000)" office:value-type="float" office:value="0" calcext:value-type="float">
            <text:p>0</text:p>
          </table:table-cell>
          <table:table-cell table:formula="of:=[.W290]*[.X290]+[.Y290]+[.Z290]" office:value-type="float" office:value="0" calcext:value-type="float">
            <text:p>0</text:p>
          </table:table-cell>
          <table:table-cell table:formula="of:=INT([.AA29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1]=&quot;hybrid&quot;;0;IF([.V291]=&quot;LNG&quot;;0.5;IF([.V291]=&quot;Fuel &amp; LNG&quot;;1;IF([.V291]=&quot;Heavy Fuel Oil&quot;;3;IF([.V291]=&quot;Sail&quot;;0;IF([.V291]=&quot;Electric&quot;;0;2))))))" office:value-type="float" office:value="2" calcext:value-type="float">
            <text:p>2</text:p>
          </table:table-cell>
          <table:table-cell table:formula="of:=INT([.Q291]/10000)" office:value-type="float" office:value="0" calcext:value-type="float">
            <text:p>0</text:p>
          </table:table-cell>
          <table:table-cell table:formula="of:=INT([.F291]/1000)" office:value-type="float" office:value="0" calcext:value-type="float">
            <text:p>0</text:p>
          </table:table-cell>
          <table:table-cell table:formula="of:=INT([.L291]/10000)" office:value-type="float" office:value="0" calcext:value-type="float">
            <text:p>0</text:p>
          </table:table-cell>
          <table:table-cell table:formula="of:=[.W291]*[.X291]+[.Y291]+[.Z291]" office:value-type="float" office:value="0" calcext:value-type="float">
            <text:p>0</text:p>
          </table:table-cell>
          <table:table-cell table:formula="of:=INT([.AA2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2]=&quot;hybrid&quot;;0;IF([.V292]=&quot;LNG&quot;;0.5;IF([.V292]=&quot;Fuel &amp; LNG&quot;;1;IF([.V292]=&quot;Heavy Fuel Oil&quot;;3;IF([.V292]=&quot;Sail&quot;;0;IF([.V292]=&quot;Electric&quot;;0;2))))))" office:value-type="float" office:value="2" calcext:value-type="float">
            <text:p>2</text:p>
          </table:table-cell>
          <table:table-cell table:formula="of:=INT([.Q292]/10000)" office:value-type="float" office:value="0" calcext:value-type="float">
            <text:p>0</text:p>
          </table:table-cell>
          <table:table-cell table:formula="of:=INT([.F292]/1000)" office:value-type="float" office:value="0" calcext:value-type="float">
            <text:p>0</text:p>
          </table:table-cell>
          <table:table-cell table:formula="of:=INT([.L292]/10000)" office:value-type="float" office:value="0" calcext:value-type="float">
            <text:p>0</text:p>
          </table:table-cell>
          <table:table-cell table:formula="of:=[.W292]*[.X292]+[.Y292]+[.Z292]" office:value-type="float" office:value="0" calcext:value-type="float">
            <text:p>0</text:p>
          </table:table-cell>
          <table:table-cell table:formula="of:=INT([.AA2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3]=&quot;hybrid&quot;;0;IF([.V293]=&quot;LNG&quot;;0.5;IF([.V293]=&quot;Fuel &amp; LNG&quot;;1;IF([.V293]=&quot;Heavy Fuel Oil&quot;;3;IF([.V293]=&quot;Sail&quot;;0;IF([.V293]=&quot;Electric&quot;;0;2))))))" office:value-type="float" office:value="2" calcext:value-type="float">
            <text:p>2</text:p>
          </table:table-cell>
          <table:table-cell table:formula="of:=INT([.Q293]/10000)" office:value-type="float" office:value="0" calcext:value-type="float">
            <text:p>0</text:p>
          </table:table-cell>
          <table:table-cell table:formula="of:=INT([.F293]/1000)" office:value-type="float" office:value="0" calcext:value-type="float">
            <text:p>0</text:p>
          </table:table-cell>
          <table:table-cell table:formula="of:=INT([.L293]/10000)" office:value-type="float" office:value="0" calcext:value-type="float">
            <text:p>0</text:p>
          </table:table-cell>
          <table:table-cell table:formula="of:=[.W293]*[.X293]+[.Y293]+[.Z293]" office:value-type="float" office:value="0" calcext:value-type="float">
            <text:p>0</text:p>
          </table:table-cell>
          <table:table-cell table:formula="of:=INT([.AA29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4]=&quot;hybrid&quot;;0;IF([.V294]=&quot;LNG&quot;;0.5;IF([.V294]=&quot;Fuel &amp; LNG&quot;;1;IF([.V294]=&quot;Heavy Fuel Oil&quot;;3;IF([.V294]=&quot;Sail&quot;;0;IF([.V294]=&quot;Electric&quot;;0;2))))))" office:value-type="float" office:value="2" calcext:value-type="float">
            <text:p>2</text:p>
          </table:table-cell>
          <table:table-cell table:formula="of:=INT([.Q294]/10000)" office:value-type="float" office:value="0" calcext:value-type="float">
            <text:p>0</text:p>
          </table:table-cell>
          <table:table-cell table:formula="of:=INT([.F294]/1000)" office:value-type="float" office:value="0" calcext:value-type="float">
            <text:p>0</text:p>
          </table:table-cell>
          <table:table-cell table:formula="of:=INT([.L294]/10000)" office:value-type="float" office:value="0" calcext:value-type="float">
            <text:p>0</text:p>
          </table:table-cell>
          <table:table-cell table:formula="of:=[.W294]*[.X294]+[.Y294]+[.Z294]" office:value-type="float" office:value="0" calcext:value-type="float">
            <text:p>0</text:p>
          </table:table-cell>
          <table:table-cell table:formula="of:=INT([.AA2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5]=&quot;hybrid&quot;;0;IF([.V295]=&quot;LNG&quot;;0.5;IF([.V295]=&quot;Fuel &amp; LNG&quot;;1;IF([.V295]=&quot;Heavy Fuel Oil&quot;;3;IF([.V295]=&quot;Sail&quot;;0;IF([.V295]=&quot;Electric&quot;;0;2))))))" office:value-type="float" office:value="2" calcext:value-type="float">
            <text:p>2</text:p>
          </table:table-cell>
          <table:table-cell table:formula="of:=INT([.Q295]/10000)" office:value-type="float" office:value="0" calcext:value-type="float">
            <text:p>0</text:p>
          </table:table-cell>
          <table:table-cell table:formula="of:=INT([.F295]/1000)" office:value-type="float" office:value="0" calcext:value-type="float">
            <text:p>0</text:p>
          </table:table-cell>
          <table:table-cell table:formula="of:=INT([.L295]/10000)" office:value-type="float" office:value="0" calcext:value-type="float">
            <text:p>0</text:p>
          </table:table-cell>
          <table:table-cell table:formula="of:=[.W295]*[.X295]+[.Y295]+[.Z295]" office:value-type="float" office:value="0" calcext:value-type="float">
            <text:p>0</text:p>
          </table:table-cell>
          <table:table-cell table:formula="of:=INT([.AA2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6]=&quot;hybrid&quot;;0;IF([.V296]=&quot;LNG&quot;;0.5;IF([.V296]=&quot;Fuel &amp; LNG&quot;;1;IF([.V296]=&quot;Heavy Fuel Oil&quot;;3;IF([.V296]=&quot;Sail&quot;;0;IF([.V296]=&quot;Electric&quot;;0;2))))))" office:value-type="float" office:value="2" calcext:value-type="float">
            <text:p>2</text:p>
          </table:table-cell>
          <table:table-cell table:formula="of:=INT([.Q296]/10000)" office:value-type="float" office:value="0" calcext:value-type="float">
            <text:p>0</text:p>
          </table:table-cell>
          <table:table-cell table:formula="of:=INT([.F296]/1000)" office:value-type="float" office:value="0" calcext:value-type="float">
            <text:p>0</text:p>
          </table:table-cell>
          <table:table-cell table:formula="of:=INT([.L296]/10000)" office:value-type="float" office:value="0" calcext:value-type="float">
            <text:p>0</text:p>
          </table:table-cell>
          <table:table-cell table:formula="of:=[.W296]*[.X296]+[.Y296]+[.Z296]" office:value-type="float" office:value="0" calcext:value-type="float">
            <text:p>0</text:p>
          </table:table-cell>
          <table:table-cell table:formula="of:=INT([.AA2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7]=&quot;hybrid&quot;;0;IF([.V297]=&quot;LNG&quot;;0.5;IF([.V297]=&quot;Fuel &amp; LNG&quot;;1;IF([.V297]=&quot;Heavy Fuel Oil&quot;;3;IF([.V297]=&quot;Sail&quot;;0;IF([.V297]=&quot;Electric&quot;;0;2))))))" office:value-type="float" office:value="2" calcext:value-type="float">
            <text:p>2</text:p>
          </table:table-cell>
          <table:table-cell table:formula="of:=INT([.Q297]/10000)" office:value-type="float" office:value="0" calcext:value-type="float">
            <text:p>0</text:p>
          </table:table-cell>
          <table:table-cell table:formula="of:=INT([.F297]/1000)" office:value-type="float" office:value="0" calcext:value-type="float">
            <text:p>0</text:p>
          </table:table-cell>
          <table:table-cell table:formula="of:=INT([.L297]/10000)" office:value-type="float" office:value="0" calcext:value-type="float">
            <text:p>0</text:p>
          </table:table-cell>
          <table:table-cell table:formula="of:=[.W297]*[.X297]+[.Y297]+[.Z297]" office:value-type="float" office:value="0" calcext:value-type="float">
            <text:p>0</text:p>
          </table:table-cell>
          <table:table-cell table:formula="of:=INT([.AA29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8]=&quot;hybrid&quot;;0;IF([.V298]=&quot;LNG&quot;;0.5;IF([.V298]=&quot;Fuel &amp; LNG&quot;;1;IF([.V298]=&quot;Heavy Fuel Oil&quot;;3;IF([.V298]=&quot;Sail&quot;;0;IF([.V298]=&quot;Electric&quot;;0;2))))))" office:value-type="float" office:value="2" calcext:value-type="float">
            <text:p>2</text:p>
          </table:table-cell>
          <table:table-cell table:formula="of:=INT([.Q298]/10000)" office:value-type="float" office:value="0" calcext:value-type="float">
            <text:p>0</text:p>
          </table:table-cell>
          <table:table-cell table:formula="of:=INT([.F298]/1000)" office:value-type="float" office:value="0" calcext:value-type="float">
            <text:p>0</text:p>
          </table:table-cell>
          <table:table-cell table:formula="of:=INT([.L298]/10000)" office:value-type="float" office:value="0" calcext:value-type="float">
            <text:p>0</text:p>
          </table:table-cell>
          <table:table-cell table:formula="of:=[.W298]*[.X298]+[.Y298]+[.Z298]" office:value-type="float" office:value="0" calcext:value-type="float">
            <text:p>0</text:p>
          </table:table-cell>
          <table:table-cell table:formula="of:=INT([.AA2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9]=&quot;hybrid&quot;;0;IF([.V299]=&quot;LNG&quot;;0.5;IF([.V299]=&quot;Fuel &amp; LNG&quot;;1;IF([.V299]=&quot;Heavy Fuel Oil&quot;;3;IF([.V299]=&quot;Sail&quot;;0;IF([.V299]=&quot;Electric&quot;;0;2))))))" office:value-type="float" office:value="2" calcext:value-type="float">
            <text:p>2</text:p>
          </table:table-cell>
          <table:table-cell table:formula="of:=INT([.Q299]/10000)" office:value-type="float" office:value="0" calcext:value-type="float">
            <text:p>0</text:p>
          </table:table-cell>
          <table:table-cell table:formula="of:=INT([.F299]/1000)" office:value-type="float" office:value="0" calcext:value-type="float">
            <text:p>0</text:p>
          </table:table-cell>
          <table:table-cell table:formula="of:=INT([.L299]/10000)" office:value-type="float" office:value="0" calcext:value-type="float">
            <text:p>0</text:p>
          </table:table-cell>
          <table:table-cell table:formula="of:=[.W299]*[.X299]+[.Y299]+[.Z299]" office:value-type="float" office:value="0" calcext:value-type="float">
            <text:p>0</text:p>
          </table:table-cell>
          <table:table-cell table:formula="of:=INT([.AA29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300]=&quot;hybrid&quot;;0;IF([.V300]=&quot;LNG&quot;;0.5;IF([.V300]=&quot;Fuel &amp; LNG&quot;;1;IF([.V300]=&quot;Heavy Fuel Oil&quot;;3;IF([.V300]=&quot;Sail&quot;;0;IF([.V300]=&quot;Electric&quot;;0;2))))))" office:value-type="float" office:value="2" calcext:value-type="float">
            <text:p>2</text:p>
          </table:table-cell>
          <table:table-cell table:formula="of:=INT([.Q300]/10000)" office:value-type="float" office:value="0" calcext:value-type="float">
            <text:p>0</text:p>
          </table:table-cell>
          <table:table-cell table:formula="of:=INT([.F300]/1000)" office:value-type="float" office:value="0" calcext:value-type="float">
            <text:p>0</text:p>
          </table:table-cell>
          <table:table-cell table:formula="of:=INT([.L300]/10000)" office:value-type="float" office:value="0" calcext:value-type="float">
            <text:p>0</text:p>
          </table:table-cell>
          <table:table-cell table:formula="of:=[.W300]*[.X300]+[.Y300]+[.Z300]" office:value-type="float" office:value="0" calcext:value-type="float">
            <text:p>0</text:p>
          </table:table-cell>
          <table:table-cell table:formula="of:=INT([.AA3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019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24" table:number-columns-repeated="1017" table:default-cell-style-name="ce18"/>
        <table:table-column table:style-name="co19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4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49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1:39:34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5-06-09T11:47:05.602000000</dc:date>
    <meta:editing-cycles>102</meta:editing-cycles>
    <meta:editing-duration>P5DT23H17M54S</meta:editing-duration>
    <meta:document-statistic meta:table-count="2" meta:cell-count="4745" meta:object-count="0"/>
    <meta:user-defined meta:name="WorkbookGuid">8df44f6d-cbdd-48b4-84dc-da7011ecab0b</meta:user-defined>
  </office:meta>
</office:document-meta>
</file>